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21708333333333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2.354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4"/>
        <table:table-column table:style-name="co1" table:number-columns-repeated="4" table:default-cell-style-name="ce4"/>
        <table:table-column table:style-name="co7" table:default-cell-style-name="ce4"/>
        <table:table-column table:style-name="co9" table:default-cell-style-name="ce4"/>
        <table:table-column table:style-name="co12" table:default-cell-style-name="ce4"/>
        <table:table-column table:style-name="co11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office:value-type="string" table:style-name="ce3">
            <text:p>h<text:span text:style-name="T2">O</text:span><text:span text:style-name="T3">f</text:span></text:p>
          </table:table-cell>
          <table:table-cell office:value-type="string" table:style-name="ce3">
            <text:p>h-h<text:span text:style-name="T3">298</text:span></text:p>
          </table:table-cell>
          <table:table-cell office:value-type="string" table:style-name="ce3">
            <text:p>s<text:span text:style-name="T3">O</text:span></text:p>
          </table:table-cell>
          <table:table-cell office:value-type="string" table:style-name="ce3">
            <text:p>g<text:span text:style-name="T3">j</text:span></text:p>
          </table:table-cell>
          <table:table-cell office:value-type="string" table:style-name="ce3">
            <text:p>g<text:span text:style-name="T3">j</text:span>/RT</text:p>
          </table:table-cell>
          <table:table-cell table:style-name="ce4"/>
          <table:table-cell table:style-name="ce2"/>
          <table:table-cell office:value-type="string" table:style-name="ce3">
            <text:p>Nj,initial</text:p>
          </table:table-cell>
          <table:table-cell office:value-type="string" table:style-name="ce3">
            <text:p>Nj,iteration</text:p>
          </table:table-cell>
          <table:table-cell office:value-type="string" table:style-name="ce3">
            <text:p>ln(Nj)</text:p>
          </table:table-cell>
          <table:table-cell office:value-type="string" table:style-name="ce5">
            <text:p>mf</text:p>
          </table:table-cell>
          <table:table-cell office:value-type="string" table:style-name="ce5">
            <text:p>mf from CSU code</text:p>
          </table:table-cell>
          <table:table-cell office:value-type="string" table:style-name="ce5">
            <text:p>% error</text:p>
          </table:table-cell>
          <table:table-cell table:number-columns-repeated="3" table:style-name="ce4"/>
          <table:table-cell office:value-type="string" table:style-name="ce3">
            <text:p>Species</text:p>
          </table:table-cell>
          <table:table-cell office:value-type="string" table:style-name="ce3">
            <text:p>Kmoles</text:p>
          </table:table-cell>
          <table:table-cell office:value-type="string" table:style-name="ce5">
            <text:p>Mole Fraction</text:p>
          </table:table-cell>
          <table:table-cell office:value-type="string" table:style-name="ce5">
            <text:p>mf from CSU code</text:p>
          </table:table-cell>
          <table:table-cell office:value-type="string" table:style-name="ce5">
            <text:p>% error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H3</text:p>
          </table:table-cell>
          <table:table-cell office:value-type="float" office:value="-45898" table:style-name="ce2">
            <text:p>-45898</text:p>
          </table:table-cell>
          <table:table-cell office:value-type="float" office:value="143695" table:style-name="ce2">
            <text:p>143695</text:p>
          </table:table-cell>
          <table:table-cell office:value-type="float" office:value="311.23599999999999" table:style-name="ce2">
            <text:p>311.236</text:p>
          </table:table-cell>
          <table:table-cell office:value-type="float" office:value="-724339.68374313379" table:formula="msoxl:=B2+C2-2600*D2+8.314*2600*(LN(5)+K2-$K$10)" table:style-name="ce2">
            <text:p>-724339.6837</text:p>
          </table:table-cell>
          <table:table-cell office:value-type="float" office:value="-33.508802748983818" table:formula="msoxl:=E2/(8.314*2600)" table:style-name="ce2">
            <text:p>-33.50880275</text:p>
          </table:table-cell>
          <table:table-cell table:style-name="ce4"/>
          <table:table-cell office:value-type="string" table:style-name="ce3">
            <text:p>NH3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-4.5098600061837661" table:formula="msoxl:=LN(J2)" table:style-name="ce2">
            <text:p>-4.509860006</text:p>
          </table:table-cell>
          <table:table-cell office:value-type="float" office:value="0.10999999999999999" table:formula="msoxl:=N_1/N" table:style-name="ce2">
            <text:p>0.11</text:p>
          </table:table-cell>
          <table:table-cell office:value-type="float" office:value="0.47065000000000001" table:style-name="ce6">
            <text:p>0.47065</text:p>
          </table:table-cell>
          <table:table-cell office:value-type="float" office:value="76.628067566131946" table:formula="msoxl:=ABS(100*(L2-M2)/M2)" table:style-name="ce2">
            <text:p>76.62806757</text:p>
          </table:table-cell>
          <table:table-cell table:number-columns-repeated="3" table:style-name="ce4"/>
          <table:table-cell office:value-type="string" table:style-name="ce3">
            <text:p>NH3</text:p>
          </table:table-cell>
          <table:table-cell office:value-type="float" office:value="0.68190360715229537" table:style-name="ce2">
            <text:p>0.681903607</text:p>
          </table:table-cell>
          <table:table-cell office:value-type="float" office:value="0.48668359188927218" table:style-name="ce2">
            <text:p>0.486683592</text:p>
          </table:table-cell>
          <table:table-cell office:value-type="float" office:value="0.47065000000000001" table:style-name="ce2">
            <text:p>0.47065</text:p>
          </table:table-cell>
          <table:table-cell office:value-type="float" office:value="3.4066911482571274" table:style-name="ce2">
            <text:p>3.406691148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H2</text:p>
          </table:table-cell>
          <table:table-cell office:value-type="float" office:value="190370" table:style-name="ce2">
            <text:p>190370</text:p>
          </table:table-cell>
          <table:table-cell office:value-type="float" office:value="107100" table:style-name="ce2">
            <text:p>107100</text:p>
          </table:table-cell>
          <table:table-cell office:value-type="float" office:value="286.39999999999998" table:style-name="ce2">
            <text:p>286.4</text:p>
          </table:table-cell>
          <table:table-cell office:value-type="float" office:value="-460093.0837431337" table:formula="msoxl:=B3+C3-2600*D3+8.314*2600*(LN(5)+K3-$K$10)" table:style-name="ce2">
            <text:p>-460093.0837</text:p>
          </table:table-cell>
          <table:table-cell office:value-type="float" office:value="-21.284445316663906" table:formula="msoxl:=E3/(8.314*2600)" table:style-name="ce2">
            <text:p>-21.28444532</text:p>
          </table:table-cell>
          <table:table-cell table:style-name="ce4"/>
          <table:table-cell office:value-type="string" table:style-name="ce3">
            <text:p>NH2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-4.5098600061837661" table:formula="msoxl:=LN(J3)" table:style-name="ce2">
            <text:p>-4.509860006</text:p>
          </table:table-cell>
          <table:table-cell office:value-type="float" office:value="0.10999999999999999" table:formula="msoxl:=N_2/N" table:style-name="ce2">
            <text:p>0.11</text:p>
          </table:table-cell>
          <table:table-cell office:value-type="float" office:value="5.0416000000000002E-2" table:style-name="ce6">
            <text:p>0.050416</text:p>
          </table:table-cell>
          <table:table-cell office:value-type="float" office:value="118.18470326880352" table:formula="msoxl:=ABS(100*(L3-M3)/M3)" table:style-name="ce2">
            <text:p>118.1847033</text:p>
          </table:table-cell>
          <table:table-cell table:number-columns-repeated="3" table:style-name="ce4"/>
          <table:table-cell office:value-type="string" table:style-name="ce3">
            <text:p>NH2</text:p>
          </table:table-cell>
          <table:table-cell office:value-type="float" office:value="7.4703989616642263E-2" table:style-name="ce2">
            <text:p>0.07470399</text:p>
          </table:table-cell>
          <table:table-cell office:value-type="float" office:value="5.3317221985256909E-2" table:style-name="ce2">
            <text:p>0.053317222</text:p>
          </table:table-cell>
          <table:table-cell office:value-type="float" office:value="5.0416000000000002E-2" table:style-name="ce2">
            <text:p>0.050416</text:p>
          </table:table-cell>
          <table:table-cell office:value-type="float" office:value="5.7545659815473389" table:style-name="ce2">
            <text:p>5.754565982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H</text:p>
          </table:table-cell>
          <table:table-cell office:value-type="float" office:value="376560" table:style-name="ce2">
            <text:p>376560</text:p>
          </table:table-cell>
          <table:table-cell office:value-type="float" office:value="76250" table:style-name="ce2">
            <text:p>76250</text:p>
          </table:table-cell>
          <table:table-cell office:value-type="float" office:value="249.7" table:style-name="ce2">
            <text:p>249.7</text:p>
          </table:table-cell>
          <table:table-cell office:value-type="float" office:value="-209333.08374313379" table:formula="msoxl:=B4+C4-2600*D4+8.314*2600*(LN(5)+K4-$K$10)" table:style-name="ce2">
            <text:p>-209333.0837</text:p>
          </table:table-cell>
          <table:table-cell office:value-type="float" office:value="-9.6839938076244785" table:formula="msoxl:=E4/(8.314*2600)" table:style-name="ce2">
            <text:p>-9.683993808</text:p>
          </table:table-cell>
          <table:table-cell table:style-name="ce4"/>
          <table:table-cell office:value-type="string" table:style-name="ce3">
            <text:p>NH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-4.5098600061837661" table:formula="msoxl:=LN(J4)" table:style-name="ce2">
            <text:p>-4.509860006</text:p>
          </table:table-cell>
          <table:table-cell office:value-type="float" office:value="0.10999999999999999" table:formula="msoxl:=N_3/N" table:style-name="ce2">
            <text:p>0.11</text:p>
          </table:table-cell>
          <table:table-cell office:value-type="float" office:value="2.5704000000000001E-2" table:style-name="ce6">
            <text:p>0.025704</text:p>
          </table:table-cell>
          <table:table-cell office:value-type="float" office:value="327.94895736072203" table:formula="msoxl:=ABS(100*(L4-M4)/M4)" table:style-name="ce2">
            <text:p>327.9489574</text:p>
          </table:table-cell>
          <table:table-cell table:number-columns-repeated="3" table:style-name="ce4"/>
          <table:table-cell office:value-type="string" table:style-name="ce3">
            <text:p>NH</text:p>
          </table:table-cell>
          <table:table-cell office:value-type="float" office:value="1.5272970199271993E-2" table:style-name="ce2">
            <text:p>0.01527297</text:p>
          </table:table-cell>
          <table:table-cell office:value-type="float" office:value="1.0900520128410772E-2" table:style-name="ce2">
            <text:p>0.01090052</text:p>
          </table:table-cell>
          <table:table-cell office:value-type="float" office:value="2.5704000000000001E-2" table:style-name="ce2">
            <text:p>0.025704</text:p>
          </table:table-cell>
          <table:table-cell office:value-type="float" office:value="57.592125239609508" table:style-name="ce2">
            <text:p>57.59212524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2683" table:style-name="ce2">
            <text:p>472683</text:p>
          </table:table-cell>
          <table:table-cell office:value-type="float" office:value="47860" table:style-name="ce2">
            <text:p>47860</text:p>
          </table:table-cell>
          <table:table-cell office:value-type="float" office:value="198.322" table:style-name="ce2">
            <text:p>198.322</text:p>
          </table:table-cell>
          <table:table-cell office:value-type="float" office:value="-8017.2837431338012" table:formula="msoxl:=B5+C5-2600*D5+8.314*2600*(LN(5)+K5-$K$10)" table:style-name="ce2">
            <text:p>-8017.283743</text:p>
          </table:table-cell>
          <table:table-cell office:value-type="float" office:value="-0.37088894279962437" table:formula="msoxl:=E5/(8.314*2600)" table:style-name="ce2">
            <text:p>-0.370888943</text:p>
          </table:table-cell>
          <table:table-cell table:style-name="ce4"/>
          <table:table-cell office:value-type="string" table:style-name="ce3">
            <text:p>N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-4.5098600061837661" table:formula="msoxl:=LN(J5)" table:style-name="ce2">
            <text:p>-4.509860006</text:p>
          </table:table-cell>
          <table:table-cell office:value-type="float" office:value="0.10999999999999999" table:formula="msoxl:=N_4/N" table:style-name="ce2">
            <text:p>0.11</text:p>
          </table:table-cell>
          <table:table-cell office:value-type="float" office:value="2.0025999999999999E-2" table:style-name="ce6">
            <text:p>0.020026</text:p>
          </table:table-cell>
          <table:table-cell office:value-type="float" office:value="449.28592829321877" table:formula="msoxl:=ABS(100*(L5-M5)/M5)" table:style-name="ce2">
            <text:p>449.2859283</text:p>
          </table:table-cell>
          <table:table-cell table:number-columns-repeated="3" table:style-name="ce4"/>
          <table:table-cell office:value-type="string" table:style-name="ce3">
            <text:p>N</text:p>
          </table:table-cell>
          <table:table-cell office:value-type="float" office:value="3.0752840677612647E-2" table:style-name="ce2">
            <text:p>0.030752841</text:p>
          </table:table-cell>
          <table:table-cell office:value-type="float" office:value="2.1948707712930979E-2" table:style-name="ce2">
            <text:p>0.021948708</text:p>
          </table:table-cell>
          <table:table-cell office:value-type="float" office:value="2.0025999999999999E-2" table:style-name="ce2">
            <text:p>0.020026</text:p>
          </table:table-cell>
          <table:table-cell office:value-type="float" office:value="9.6010571903075057" table:style-name="ce2">
            <text:p>9.60105719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O</text:p>
          </table:table-cell>
          <table:table-cell office:value-type="float" office:value="90291" table:style-name="ce2">
            <text:p>90291</text:p>
          </table:table-cell>
          <table:table-cell office:value-type="float" office:value="80034" table:style-name="ce2">
            <text:p>80034</text:p>
          </table:table-cell>
          <table:table-cell office:value-type="float" office:value="282.822" table:style-name="ce2">
            <text:p>282.822</text:p>
          </table:table-cell>
          <table:table-cell office:value-type="float" office:value="-577935.28374313377" table:formula="msoxl:=B6+C6-2600*D6+8.314*2600*(LN(5)+K6-$K$10)" table:style-name="ce2">
            <text:p>-577935.2837</text:p>
          </table:table-cell>
          <table:table-cell office:value-type="float" office:value="-26.735963608331346" table:formula="msoxl:=E6/(8.314*2600)" table:style-name="ce2">
            <text:p>-26.73596361</text:p>
          </table:table-cell>
          <table:table-cell table:style-name="ce4"/>
          <table:table-cell office:value-type="string" table:style-name="ce3">
            <text:p>NO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-4.5098600061837661" table:formula="msoxl:=LN(J6)" table:style-name="ce2">
            <text:p>-4.509860006</text:p>
          </table:table-cell>
          <table:table-cell office:value-type="float" office:value="0.10999999999999999" table:formula="msoxl:=N_5/N" table:style-name="ce2">
            <text:p>0.11</text:p>
          </table:table-cell>
          <table:table-cell office:value-type="float" office:value="0.13908999999999999" table:style-name="ce6">
            <text:p>0.13909</text:p>
          </table:table-cell>
          <table:table-cell office:value-type="float" office:value="20.914515781148904" table:formula="msoxl:=ABS(100*(L6-M6)/M6)" table:style-name="ce2">
            <text:p>20.91451578</text:p>
          </table:table-cell>
          <table:table-cell table:number-columns-repeated="3" table:style-name="ce4"/>
          <table:table-cell office:value-type="string" table:style-name="ce3">
            <text:p>NO</text:p>
          </table:table-cell>
          <table:table-cell office:value-type="float" office:value="0.19736659380429669" table:style-name="ce2">
            <text:p>0.197366594</text:p>
          </table:table-cell>
          <table:table-cell office:value-type="float" office:value="0.14086313928263661" table:style-name="ce2">
            <text:p>0.140863139</text:p>
          </table:table-cell>
          <table:table-cell office:value-type="float" office:value="0.13908999999999999" table:style-name="ce2">
            <text:p>0.13909</text:p>
          </table:table-cell>
          <table:table-cell office:value-type="float" office:value="1.2748143523162094" table:style-name="ce2">
            <text:p>1.274814352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H2</text:p>
          </table:table-cell>
          <table:table-cell office:value-type="float" office:value="0" table:style-name="ce2">
            <text:p>0</text:p>
          </table:table-cell>
          <table:table-cell office:value-type="float" office:value="74096" table:style-name="ce2">
            <text:p>74096</text:p>
          </table:table-cell>
          <table:table-cell office:value-type="float" office:value="197.654" table:style-name="ce2">
            <text:p>197.654</text:p>
          </table:table-cell>
          <table:table-cell office:value-type="float" office:value="-452727.48374313378" table:formula="msoxl:=B7+C7-2600*D7+8.314*2600*(LN(5)+K7-$K$10)" table:style-name="ce2">
            <text:p>-452727.4837</text:p>
          </table:table-cell>
          <table:table-cell office:value-type="float" office:value="-20.94370402764261" table:formula="msoxl:=E7/(8.314*2600)" table:style-name="ce2">
            <text:p>-20.94370403</text:p>
          </table:table-cell>
          <table:table-cell table:style-name="ce4"/>
          <table:table-cell office:value-type="string" table:style-name="ce3">
            <text:p>H2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-4.5098600061837661" table:formula="msoxl:=LN(J7)" table:style-name="ce2">
            <text:p>-4.509860006</text:p>
          </table:table-cell>
          <table:table-cell office:value-type="float" office:value="0.10999999999999999" table:formula="msoxl:=N_6/N" table:style-name="ce2">
            <text:p>0.11</text:p>
          </table:table-cell>
          <table:table-cell office:value-type="float" office:value="0.28294999999999998" table:style-name="ce6">
            <text:p>0.28295</text:p>
          </table:table-cell>
          <table:table-cell office:value-type="float" office:value="61.12387347587913" table:formula="msoxl:=ABS(100*(L7-M7)/M7)" table:style-name="ce2">
            <text:p>61.12387348</text:p>
          </table:table-cell>
          <table:table-cell table:number-columns-repeated="3" table:style-name="ce4"/>
          <table:table-cell office:value-type="string" table:style-name="ce3">
            <text:p>H2</text:p>
          </table:table-cell>
          <table:table-cell office:value-type="float" office:value="0.38585176034451107" table:style-name="ce2">
            <text:p>0.38585176</text:p>
          </table:table-cell>
          <table:table-cell office:value-type="float" office:value="0.27538748687001013" table:style-name="ce2">
            <text:p>0.275387487</text:p>
          </table:table-cell>
          <table:table-cell office:value-type="float" office:value="0.28294999999999998" table:style-name="ce2">
            <text:p>0.28295</text:p>
          </table:table-cell>
          <table:table-cell office:value-type="float" office:value="2.6727383389255506" table:style-name="ce2">
            <text:p>2.672738339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H</text:p>
          </table:table-cell>
          <table:table-cell office:value-type="float" office:value="217999" table:style-name="ce2">
            <text:p>217999</text:p>
          </table:table-cell>
          <table:table-cell office:value-type="float" office:value="47846" table:style-name="ce2">
            <text:p>47846</text:p>
          </table:table-cell>
          <table:table-cell office:value-type="float" office:value="159.732" table:style-name="ce2">
            <text:p>159.732</text:p>
          </table:table-cell>
          <table:table-cell office:value-type="float" office:value="-162381.2837431338" table:formula="msoxl:=B8+C8-2600*D8+8.314*2600*(LN(5)+K8-$K$10)" table:style-name="ce2">
            <text:p>-162381.2837</text:p>
          </table:table-cell>
          <table:table-cell office:value-type="float" office:value="-7.5119485086847853" table:formula="msoxl:=E8/(8.314*2600)" table:style-name="ce2">
            <text:p>-7.511948509</text:p>
          </table:table-cell>
          <table:table-cell table:style-name="ce4"/>
          <table:table-cell office:value-type="string" table:style-name="ce3">
            <text:p>H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-4.5098600061837661" table:formula="msoxl:=LN(J8)" table:style-name="ce2">
            <text:p>-4.509860006</text:p>
          </table:table-cell>
          <table:table-cell office:value-type="float" office:value="0.10999999999999999" table:formula="msoxl:=N_7/N" table:style-name="ce2">
            <text:p>0.11</text:p>
          </table:table-cell>
          <table:table-cell office:value-type="float" office:value="9.0795000000000008E-3" table:style-name="ce6">
            <text:p>0.0090795</text:p>
          </table:table-cell>
          <table:table-cell office:value-type="float" office:value="1111.5204581750095" table:formula="msoxl:=ABS(100*(L8-M8)/M8)" table:style-name="ce2">
            <text:p>1111.520458</text:p>
          </table:table-cell>
          <table:table-cell table:number-columns-repeated="3" table:style-name="ce4"/>
          <table:table-cell office:value-type="string" table:style-name="ce3">
            <text:p>H</text:p>
          </table:table-cell>
          <table:table-cell office:value-type="float" office:value="1.2637901550645401E-2" table:style-name="ce2">
            <text:p>0.012637902</text:p>
          </table:table-cell>
          <table:table-cell office:value-type="float" office:value="9.0198369037772629E-3" table:style-name="ce2">
            <text:p>0.009019837</text:p>
          </table:table-cell>
          <table:table-cell office:value-type="float" office:value="9.0795000000000008E-3" table:style-name="ce2">
            <text:p>0.0090795</text:p>
          </table:table-cell>
          <table:table-cell office:value-type="float" office:value="0.65711874247191848" table:style-name="ce2">
            <text:p>0.657118742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H2O</text:p>
          </table:table-cell>
          <table:table-cell office:value-type="float" office:value="-241826" table:style-name="ce2">
            <text:p>-241826</text:p>
          </table:table-cell>
          <table:table-cell office:value-type="float" office:value="104520" table:style-name="ce2">
            <text:p>104520</text:p>
          </table:table-cell>
          <table:table-cell office:value-type="float" office:value="278.625" table:style-name="ce2">
            <text:p>278.625</text:p>
          </table:table-cell>
          <table:table-cell office:value-type="float" office:value="-874654.08374313382" table:formula="msoxl:=B9+C9-2600*D9+8.314*2600*(LN(5)+K9-$K$10)" table:style-name="ce2">
            <text:p>-874654.0837</text:p>
          </table:table-cell>
          <table:table-cell office:value-type="float" office:value="-40.462523072441932" table:formula="msoxl:=E9/(8.314*2600)" table:style-name="ce2">
            <text:p>-40.46252307</text:p>
          </table:table-cell>
          <table:table-cell table:style-name="ce4"/>
          <table:table-cell office:value-type="string" table:style-name="ce3">
            <text:p>H2O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-4.5098600061837661" table:formula="msoxl:=LN(J9)" table:style-name="ce2">
            <text:p>-4.509860006</text:p>
          </table:table-cell>
          <table:table-cell office:value-type="float" office:value="0.10999999999999999" table:formula="msoxl:=N_8/N" table:style-name="ce2">
            <text:p>0.11</text:p>
          </table:table-cell>
          <table:table-cell office:value-type="float" office:value="2.0910999999999998E-3" table:style-name="ce6">
            <text:p>0.0020911</text:p>
          </table:table-cell>
          <table:table-cell office:value-type="float" office:value="5160.3892688058913" table:formula="msoxl:=ABS(100*(L9-M9)/M9)" table:style-name="ce2">
            <text:p>5160.389269</text:p>
          </table:table-cell>
          <table:table-cell table:number-columns-repeated="3" table:style-name="ce4"/>
          <table:table-cell office:value-type="string" table:style-name="ce3">
            <text:p>H2O</text:p>
          </table:table-cell>
          <table:table-cell office:value-type="float" office:value="2.6334062133118283E-3" table:style-name="ce2">
            <text:p>0.002633406</text:p>
          </table:table-cell>
          <table:table-cell office:value-type="float" office:value="1.8794967226385252E-3" table:style-name="ce2">
            <text:p>0.001879497</text:p>
          </table:table-cell>
          <table:table-cell office:value-type="float" office:value="2.0910999999999998E-3" table:style-name="ce2">
            <text:p>0.0020911</text:p>
          </table:table-cell>
          <table:table-cell office:value-type="float" office:value="10.119232813422343" table:style-name="ce2">
            <text:p>10.11923281</text:p>
          </table:table-cell>
          <table:table-cell table:number-columns-repeated="16362"/>
        </table:table-row>
        <table:table-row table:style-name="ro2">
          <table:table-cell table:number-columns-repeated="7" table:style-name="ce4"/>
          <table:table-cell office:value-type="string" table:style-name="ce3">
            <text:p>Total</text:p>
          </table:table-cell>
          <table:table-cell office:value-type="float" office:value="0.1" table:style-name="ce2">
            <text:p>0.1</text:p>
          </table:table-cell>
          <table:table-cell office:value-type="float" office:value="0.1" table:style-name="ce2">
            <text:p>0.1</text:p>
          </table:table-cell>
          <table:table-cell office:value-type="float" office:value="-2.3025850929940455" table:formula="msoxl:=LN(J10)" table:style-name="ce2">
            <text:p>-2.302585093</text:p>
          </table:table-cell>
          <table:table-cell office:value-type="float" office:value="0.87999999999999989" table:formula="msoxl:=SUM(L2:L9)" table:style-name="ce2">
            <text:p>0.88</text:p>
          </table:table-cell>
          <table:table-cell office:value-type="float" office:value="1.0000066000000001" table:formula="msoxl:=SUM(M2:M9)" table:style-name="ce6">
            <text:p>1.0000066</text:p>
          </table:table-cell>
          <table:table-cell office:value-type="float" office:value="12.000580796166762" table:formula="msoxl:=ABS(100*(L10-M10)/M10)" table:style-name="ce2">
            <text:p>12.0005808</text:p>
          </table:table-cell>
          <table:table-cell table:number-columns-repeated="3" table:style-name="ce4"/>
          <table:table-cell office:value-type="string" table:style-name="ce3">
            <text:p>Total</text:p>
          </table:table-cell>
          <table:table-cell office:value-type="float" office:value="1.4011230674640016" table:style-name="ce2">
            <text:p>1.401123067</text:p>
          </table:table-cell>
          <table:table-cell office:value-type="float" office:value="1.0000000014949335" table:style-name="ce2">
            <text:p>1.000000001</text:p>
          </table:table-cell>
          <table:table-cell office:value-type="float" office:value="1.0000066000000001" table:style-name="ce2">
            <text:p>1.0000066</text:p>
          </table:table-cell>
          <table:table-cell office:value-type="float" office:value="6.5984615167224384E-4" table:style-name="ce2">
            <text:p>0.000659846</text:p>
          </table:table-cell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7" table:style-name="ce4"/>
          <table:table-cell office:value-type="string" table:style-name="ce3">
            <text:p>Species</text:p>
          </table:table-cell>
          <table:table-cell office:value-type="string" table:style-name="ce3">
            <text:p>Kmoles</text:p>
          </table:table-cell>
          <table:table-cell office:value-type="string" table:style-name="ce5">
            <text:p>Mole Fraction</text:p>
          </table:table-cell>
          <table:table-cell office:value-type="string" table:style-name="ce5">
            <text:p>mf from CSU code</text:p>
          </table:table-cell>
          <table:table-cell office:value-type="string" table:style-name="ce5">
            <text:p>% error</text:p>
          </table:table-cell>
          <table:table-cell table:number-columns-repeated="16362"/>
        </table:table-row>
        <table:table-row table:style-name="ro2">
          <table:table-cell table:style-name="ce4"/>
          <table:table-cell office:value-type="string" table:style-name="ce7">
            <text:p>Matrix</text:p>
          </table:table-cell>
          <table:table-cell table:number-columns-repeated="15" table:style-name="ce4"/>
          <table:table-cell office:value-type="string" table:style-name="ce3">
            <text:p>NH3</text:p>
          </table:table-cell>
          <table:table-cell office:value-type="float" office:value="0.68190360715230003" table:style-name="ce2">
            <text:p>0.681903607</text:p>
          </table:table-cell>
          <table:table-cell office:value-type="float" office:value="0.47182090212134414" table:style-name="ce2">
            <text:p>0.471820902</text:p>
          </table:table-cell>
          <table:table-cell office:value-type="float" office:value="0.47065000000000001" table:style-name="ce2">
            <text:p>0.47065</text:p>
          </table:table-cell>
          <table:table-cell office:value-type="float" office:value="0.24878404787934358" table:style-name="ce2">
            <text:p>0.248784048</text:p>
          </table:table-cell>
          <table:table-cell table:number-columns-repeated="16362"/>
        </table:table-row>
        <table:table-row table:style-name="ro2">
          <table:table-cell table:style-name="ce4"/>
          <table:table-cell office:value-type="float" office:value="5.4999999999999993E-2" table:formula="msoxl:=N_1+N_2+N_3+N_4+N_5" table:style-name="ce8">
            <text:p>0.055</text:p>
          </table:table-cell>
          <table:table-cell office:value-type="float" office:value="6.6000000000000003E-2" table:formula="msoxl:=3*N_1+2*N_2+N_3" table:style-name="ce9">
            <text:p>0.066</text:p>
          </table:table-cell>
          <table:table-cell office:value-type="float" office:value="1.0999999999999999E-2" table:formula="msoxl:=N_5" table:style-name="ce9">
            <text:p>0.011</text:p>
          </table:table-cell>
          <table:table-cell office:value-type="float" office:value="5.4999999999999993E-2" table:formula="msoxl:=N_1+N_2+N_3+N_4+N_5" table:style-name="ce10">
            <text:p>0.055</text:p>
          </table:table-cell>
          <table:table-cell table:number-columns-repeated="12" table:style-name="ce4"/>
          <table:table-cell office:value-type="string" table:style-name="ce3">
            <text:p>NH2</text:p>
          </table:table-cell>
          <table:table-cell office:value-type="float" office:value="7.4703989616642263E-2" table:style-name="ce2">
            <text:p>0.07470399</text:p>
          </table:table-cell>
          <table:table-cell office:value-type="float" office:value="5.104556905692588E-2" table:style-name="ce2">
            <text:p>0.051045569</text:p>
          </table:table-cell>
          <table:table-cell office:value-type="float" office:value="5.0416000000000002E-2" table:style-name="ce2">
            <text:p>0.050416</text:p>
          </table:table-cell>
          <table:table-cell office:value-type="float" office:value="1.2487485261144817" table:style-name="ce2">
            <text:p>1.248748526</text:p>
          </table:table-cell>
          <table:table-cell table:number-columns-repeated="16362"/>
        </table:table-row>
        <table:table-row table:style-name="ro2">
          <table:table-cell table:style-name="ce4"/>
          <table:table-cell office:value-type="float" office:value="6.6000000000000003E-2" table:formula="msoxl:=3*N_1+2*N_2+N_3" table:style-name="ce11">
            <text:p>0.066</text:p>
          </table:table-cell>
          <table:table-cell office:value-type="float" office:value="0.253" table:formula="msoxl:=9*N_1+4*N_2+N_3+4*N_6+N_7+4*N_8" table:style-name="ce12">
            <text:p>0.253</text:p>
          </table:table-cell>
          <table:table-cell office:value-type="float" office:value="2.1999999999999999E-2" table:formula="msoxl:=2*N_8" table:style-name="ce12">
            <text:p>0.022</text:p>
          </table:table-cell>
          <table:table-cell office:value-type="float" office:value="0.121" table:formula="msoxl:=3*N_1+2*N_2+N_3+2*N_6+N_7+2*N_8" table:style-name="ce13">
            <text:p>0.121</text:p>
          </table:table-cell>
          <table:table-cell table:number-columns-repeated="12" table:style-name="ce4"/>
          <table:table-cell office:value-type="string" table:style-name="ce3">
            <text:p>NH</text:p>
          </table:table-cell>
          <table:table-cell office:value-type="float" office:value="1.5272970199271802E-2" table:style-name="ce2">
            <text:p>0.01527297</text:p>
          </table:table-cell>
          <table:table-cell office:value-type="float" office:value="2.3842244671471044E-2" table:style-name="ce2">
            <text:p>0.023842245</text:p>
          </table:table-cell>
          <table:table-cell office:value-type="float" office:value="2.5704000000000001E-2" table:style-name="ce2">
            <text:p>0.025704</text:p>
          </table:table-cell>
          <table:table-cell office:value-type="float" office:value="7.2430568336794163" table:style-name="ce2">
            <text:p>7.243056834</text:p>
          </table:table-cell>
          <table:table-cell table:number-columns-repeated="16362"/>
        </table:table-row>
        <table:table-row table:style-name="ro2">
          <table:table-cell table:style-name="ce4"/>
          <table:table-cell office:value-type="float" office:value="1.0999999999999999E-2" table:formula="msoxl:=N_5" table:style-name="ce11">
            <text:p>0.011</text:p>
          </table:table-cell>
          <table:table-cell office:value-type="float" office:value="2.1999999999999999E-2" table:formula="msoxl:=2*N_8" table:style-name="ce12">
            <text:p>0.022</text:p>
          </table:table-cell>
          <table:table-cell office:value-type="float" office:value="2.1999999999999999E-2" table:formula="msoxl:=N_5+N_8" table:style-name="ce12">
            <text:p>0.022</text:p>
          </table:table-cell>
          <table:table-cell office:value-type="float" office:value="2.1999999999999999E-2" table:formula="msoxl:=N_5+N_8" table:style-name="ce13">
            <text:p>0.022</text:p>
          </table:table-cell>
          <table:table-cell table:number-columns-repeated="12" table:style-name="ce4"/>
          <table:table-cell office:value-type="string" table:style-name="ce3">
            <text:p>N</text:p>
          </table:table-cell>
          <table:table-cell office:value-type="float" office:value="3.0752840677611991E-2" table:style-name="ce2">
            <text:p>0.030752841</text:p>
          </table:table-cell>
          <table:table-cell office:value-type="float" office:value="2.0493664447546901E-2" table:style-name="ce2">
            <text:p>0.020493664</text:p>
          </table:table-cell>
          <table:table-cell office:value-type="float" office:value="2.0025999999999999E-2" table:style-name="ce2">
            <text:p>0.020026</text:p>
          </table:table-cell>
          <table:table-cell office:value-type="float" office:value="2.3352863654594125" table:style-name="ce2">
            <text:p>2.335286365</text:p>
          </table:table-cell>
          <table:table-cell table:number-columns-repeated="16362"/>
        </table:table-row>
        <table:table-row table:style-name="ro2">
          <table:table-cell table:style-name="ce4"/>
          <table:table-cell office:value-type="float" office:value="5.4999999999999993E-2" table:formula="msoxl:=N_1+N_2+N_3+N_4+N_5" table:style-name="ce14">
            <text:p>0.055</text:p>
          </table:table-cell>
          <table:table-cell office:value-type="float" office:value="0.121" table:formula="msoxl:=3*N_1+2*N_2+N_3+2*N_6+N_7+2*N_8" table:style-name="ce15">
            <text:p>0.121</text:p>
          </table:table-cell>
          <table:table-cell office:value-type="float" office:value="2.1999999999999999E-2" table:formula="msoxl:=N_5+N_8" table:style-name="ce15">
            <text:p>0.022</text:p>
          </table:table-cell>
          <table:table-cell office:value-type="float" office:value="-1.2000000000000025E-2" table:formula="msoxl:=N_1+N_2+N_3+N_4+N_5+N_6+N_7+N_8-N" table:style-name="ce16">
            <text:p>-0.012</text:p>
          </table:table-cell>
          <table:table-cell table:number-columns-repeated="12" table:style-name="ce4"/>
          <table:table-cell office:value-type="string" table:style-name="ce3">
            <text:p>NO</text:p>
          </table:table-cell>
          <table:table-cell office:value-type="float" office:value="0.19736659380429109" table:style-name="ce2">
            <text:p>0.197366594</text:p>
          </table:table-cell>
          <table:table-cell office:value-type="float" office:value="0.13925013188069008" table:style-name="ce2">
            <text:p>0.139250132</text:p>
          </table:table-cell>
          <table:table-cell office:value-type="float" office:value="0.13908999999999999" table:style-name="ce2">
            <text:p>0.13909</text:p>
          </table:table-cell>
          <table:table-cell office:value-type="float" office:value="0.1151282483931873" table:style-name="ce2">
            <text:p>0.115128248</text:p>
          </table:table-cell>
          <table:table-cell table:number-columns-repeated="16362"/>
        </table:table-row>
        <table:table-row table:style-name="ro2">
          <table:table-cell table:style-name="ce4"/>
          <table:table-cell table:number-columns-repeated="10" table:style-name="ce12"/>
          <table:table-cell table:style-name="ce7"/>
          <table:table-cell table:number-columns-repeated="5" table:style-name="ce4"/>
          <table:table-cell office:value-type="string" table:style-name="ce3">
            <text:p>H2</text:p>
          </table:table-cell>
          <table:table-cell office:value-type="float" office:value="0.38585176034451935" table:style-name="ce2">
            <text:p>0.38585176</text:p>
          </table:table-cell>
          <table:table-cell office:value-type="float" office:value="0.28237358881887126" table:style-name="ce2">
            <text:p>0.282373589</text:p>
          </table:table-cell>
          <table:table-cell office:value-type="float" office:value="0.28294999999999998" table:style-name="ce2">
            <text:p>0.28295</text:p>
          </table:table-cell>
          <table:table-cell office:value-type="float" office:value="0.20371485461343775" table:style-name="ce2">
            <text:p>0.203714855</text:p>
          </table:table-cell>
          <table:table-cell table:number-columns-repeated="16362"/>
        </table:table-row>
        <table:table-row table:style-name="ro2">
          <table:table-cell table:style-name="ce4"/>
          <table:table-cell office:value-type="string" table:style-name="ce7">
            <text:p>Inverted</text:p>
          </table:table-cell>
          <table:table-cell table:number-columns-repeated="3" table:style-name="ce4"/>
          <table:table-cell office:value-type="string" table:style-name="ce7">
            <text:p>R Matrix</text:p>
          </table:table-cell>
          <table:table-cell table:style-name="ce4"/>
          <table:table-cell office:value-type="string" table:style-name="ce7">
            <text:p>C Matrix</text:p>
          </table:table-cell>
          <table:table-cell table:style-name="ce4"/>
          <table:table-cell table:number-columns-repeated="2" table:style-name="ce12"/>
          <table:table-cell table:style-name="ce7"/>
          <table:table-cell table:number-columns-repeated="5" table:style-name="ce4"/>
          <table:table-cell office:value-type="string" table:style-name="ce3">
            <text:p>H</text:p>
          </table:table-cell>
          <table:table-cell office:value-type="float" office:value="1.2637901550645559E-2" table:style-name="ce2">
            <text:p>0.012637902</text:p>
          </table:table-cell>
          <table:table-cell office:value-type="float" office:value="9.1335291691717734E-3" table:style-name="ce2">
            <text:p>0.009133529</text:p>
          </table:table-cell>
          <table:table-cell office:value-type="float" office:value="9.0795000000000008E-3" table:style-name="ce2">
            <text:p>0.0090795</text:p>
          </table:table-cell>
          <table:table-cell office:value-type="float" office:value="0.59506767081637368" table:style-name="ce2">
            <text:p>0.595067671</text:p>
          </table:table-cell>
          <table:table-cell table:number-columns-repeated="16362"/>
        </table:table-row>
        <table:table-row table:style-name="ro2">
          <table:table-cell table:style-name="ce4"/>
          <table:table-cell office:value-type="float" office:value="23.886238996331507" table:formula="msoxl:=MINVERSE(Beta)" table:number-matrix-columns-spanned="4" table:number-matrix-rows-spanned="4" table:style-name="ce8">
            <text:p>23.886239</text:p>
          </table:table-cell>
          <table:table-cell office:value-type="float" office:value="-8.423433814282637" table:style-name="ce9">
            <text:p>-8.423433814</text:p>
          </table:table-cell>
          <table:table-cell office:value-type="float" office:value="-9.9042318081362097" table:style-name="ce9">
            <text:p>-9.904231808</text:p>
          </table:table-cell>
          <table:table-cell office:value-type="float" office:value="6.3845461242530916" table:style-name="ce10">
            <text:p>6.384546124</text:p>
          </table:table-cell>
          <table:table-cell office:value-type="float" office:value="-6.2425038668434629E-2" table:formula="msoxl:=1-(N_1+N_2+N_3+N_4+N_5)+(G_1*N_1+G_2*N_2+G_3*N_3+G_4*N_4+G_5*N_5)" table:style-name="ce17">
            <text:p>-0.062425039</text:p>
          </table:table-cell>
          <table:table-cell table:style-name="ce4"/>
          <table:table-cell office:value-type="float" office:value="-5.1477787295283779" table:formula="msoxl:=MMULT(betainv,rr)" table:number-matrix-columns-spanned="1" table:number-matrix-rows-spanned="4" table:style-name="ce17">
            <text:p>-5.14777873</text:p>
          </table:table-cell>
          <table:table-cell office:value-type="string" table:style-name="ce18">
            <text:p>π1</text:p>
          </table:table-cell>
          <table:table-cell table:number-columns-repeated="2" table:style-name="ce12"/>
          <table:table-cell table:style-name="ce7"/>
          <table:table-cell table:number-columns-repeated="5" table:style-name="ce4"/>
          <table:table-cell office:value-type="string" table:style-name="ce3">
            <text:p>H2O</text:p>
          </table:table-cell>
          <table:table-cell office:value-type="float" office:value="2.6334062133118656E-3" table:style-name="ce2">
            <text:p>0.002633406</text:p>
          </table:table-cell>
          <table:table-cell office:value-type="float" office:value="2.0403704721170639E-3" table:style-name="ce2">
            <text:p>0.00204037</text:p>
          </table:table-cell>
          <table:table-cell office:value-type="float" office:value="2.0910999999999998E-3" table:style-name="ce2">
            <text:p>0.0020911</text:p>
          </table:table-cell>
          <table:table-cell office:value-type="float" office:value="2.4259733098816865" table:style-name="ce2">
            <text:p>2.42597331</text:p>
          </table:table-cell>
          <table:table-cell table:number-columns-repeated="16362"/>
        </table:table-row>
        <table:table-row table:style-name="ro2">
          <table:table-cell table:style-name="ce4"/>
          <table:table-cell office:value-type="float" office:value="-8.4234338142826335" table:style-name="ce11">
            <text:p>-8.423433814</text:p>
          </table:table-cell>
          <table:table-cell office:value-type="float" office:value="4.8963069344505064" table:style-name="ce12">
            <text:p>4.896306934</text:p>
          </table:table-cell>
          <table:table-cell office:value-type="float" office:value="-4.0405694003140171" table:style-name="ce12">
            <text:p>-4.0405694</text:p>
          </table:table-cell>
          <table:table-cell office:value-type="float" office:value="3.3559793730048284" table:style-name="ce13">
            <text:p>3.355979373</text:p>
          </table:table-cell>
          <table:table-cell office:value-type="float" office:value="-0.23514064936433332" table:formula="msoxl:=3-(3*N_1+2*N_2+N_3+2*N_6+N_7+2*N_8)+(3*N_1*G_1+2*N_2*G_2+N_3*G_3+2*N_6*G_6+N_7*G_7+2*N_8*G_8)" table:style-name="ce19">
            <text:p>-0.235140649</text:p>
          </table:table-cell>
          <table:table-cell table:style-name="ce4"/>
          <table:table-cell office:value-type="float" office:value="-4.2427809549984232" table:style-name="ce19">
            <text:p>-4.242780955</text:p>
          </table:table-cell>
          <table:table-cell office:value-type="string" table:style-name="ce7">
            <text:p>π2</text:p>
          </table:table-cell>
          <table:table-cell table:number-columns-repeated="2" table:style-name="ce12"/>
          <table:table-cell table:style-name="ce7"/>
          <table:table-cell table:number-columns-repeated="5" table:style-name="ce4"/>
          <table:table-cell office:value-type="string" table:style-name="ce3">
            <text:p>Total</text:p>
          </table:table-cell>
          <table:table-cell office:value-type="float" office:value="1.4011230674640065" table:style-name="ce2">
            <text:p>1.401123067</text:p>
          </table:table-cell>
          <table:table-cell office:value-type="float" office:value="1.000000000638138" table:style-name="ce2">
            <text:p>1.000000001</text:p>
          </table:table-cell>
          <table:table-cell office:value-type="float" office:value="1.0000066000000001" table:style-name="ce2">
            <text:p>1.0000066</text:p>
          </table:table-cell>
          <table:table-cell office:value-type="float" office:value="6.5993183065910443E-4" table:style-name="ce2">
            <text:p>0.000659932</text:p>
          </table:table-cell>
          <table:table-cell table:number-columns-repeated="16362"/>
        </table:table-row>
        <table:table-row table:style-name="ro2">
          <table:table-cell table:style-name="ce4"/>
          <table:table-cell office:value-type="float" office:value="-9.9042318081362062" table:style-name="ce11">
            <text:p>-9.904231808</text:p>
          </table:table-cell>
          <table:table-cell office:value-type="float" office:value="-4.0405694003140171" table:style-name="ce12">
            <text:p>-4.0405694</text:p>
          </table:table-cell>
          <table:table-cell office:value-type="float" office:value="49.617894588018196" table:style-name="ce12">
            <text:p>49.61789459</text:p>
          </table:table-cell>
          <table:table-cell office:value-type="float" office:value="4.8293361709093876" table:style-name="ce13">
            <text:p>4.829336171</text:p>
          </table:table-cell>
          <table:table-cell office:value-type="float" office:value="-0.5611833534885059" table:formula="msoxl:=0.2-(N_5+N_8)+(N_5*G_5+N_8*G_8)" table:style-name="ce19">
            <text:p>-0.561183353</text:p>
          </table:table-cell>
          <table:table-cell table:style-name="ce4"/>
          <table:table-cell office:value-type="float" office:value="-34.744723877723715" table:style-name="ce19">
            <text:p>-34.74472388</text:p>
          </table:table-cell>
          <table:table-cell office:value-type="string" table:style-name="ce7">
            <text:p>π3</text:p>
          </table:table-cell>
          <table:table-cell table:number-columns-repeated="2" table:style-name="ce12"/>
          <table:table-cell table:style-name="ce7"/>
          <table:table-cell table:number-columns-repeated="16372" table:style-name="ce4"/>
        </table:table-row>
        <table:table-row table:style-name="ro1">
          <table:table-cell table:style-name="ce4"/>
          <table:table-cell office:value-type="float" office:value="6.384546124253089" table:style-name="ce14">
            <text:p>6.384546124</text:p>
          </table:table-cell>
          <table:table-cell office:value-type="float" office:value="3.355979373004828" table:style-name="ce15">
            <text:p>3.355979373</text:p>
          </table:table-cell>
          <table:table-cell office:value-type="float" office:value="4.8293361709093894" table:style-name="ce15">
            <text:p>4.829336171</text:p>
          </table:table-cell>
          <table:table-cell office:value-type="float" office:value="-11.377588606040762" table:style-name="ce16">
            <text:p>-11.37758861</text:p>
          </table:table-cell>
          <table:table-cell office:value-type="float" office:value="-1.7535249703648972" table:formula="msoxl:=N-(N_1+N_2+N_3+N_4+N_5+N_6+N_7+N_8)+(N_1*G_1+N_2*G_2+N_3*G_3+N_4*G_4+N_5*G_5+N_6*G_6+N_7*G_7+N_8*G_8)" table:style-name="ce20">
            <text:p>-1.75352497</text:p>
          </table:table-cell>
          <table:table-cell table:style-name="ce4"/>
          <table:table-cell office:value-type="float" office:value="16.05305994800878" table:style-name="ce20">
            <text:p>16.05305995</text:p>
          </table:table-cell>
          <table:table-cell office:value-type="string" table:style-name="ce7">
            <text:p>Δln(N)</text:p>
          </table:table-cell>
          <table:table-cell table:number-columns-repeated="2" table:style-name="ce12"/>
          <table:table-cell table:style-name="ce7"/>
          <table:table-cell table:number-columns-repeated="4" table:style-name="ce4"/>
          <table:table-cell office:value-type="string" table:style-name="ce3">
            <text:p>Species</text:p>
          </table:table-cell>
          <table:table-cell office:value-type="string" table:style-name="ce3">
            <text:p>h<text:span text:style-name="T2">O</text:span><text:span text:style-name="T3">f</text:span></text:p>
          </table:table-cell>
          <table:table-cell office:value-type="string" table:style-name="ce3">
            <text:p>h-h<text:span text:style-name="T3">298</text:span></text:p>
          </table:table-cell>
          <table:table-cell office:value-type="string" table:style-name="ce3">
            <text:p>s<text:span text:style-name="T3">O</text:span></text:p>
          </table:table-cell>
          <table:table-cell office:value-type="string" table:style-name="ce3">
            <text:p>g<text:span text:style-name="T3">j</text:span></text:p>
          </table:table-cell>
          <table:table-cell office:value-type="string" table:style-name="ce3">
            <text:p>g<text:span text:style-name="T3">j</text:span>/RT</text:p>
          </table:table-cell>
          <table:table-cell table:number-columns-repeated="16362"/>
        </table:table-row>
        <table:table-row table:style-name="ro2">
          <table:table-cell table:number-columns-repeated="16" table:style-name="ce4"/>
          <table:table-cell office:value-type="string" table:style-name="ce3">
            <text:p>NH3</text:p>
          </table:table-cell>
          <table:table-cell office:value-type="float" office:value="-45898" table:style-name="ce2">
            <text:p>-45898</text:p>
          </table:table-cell>
          <table:table-cell office:value-type="float" office:value="143695" table:style-name="ce2">
            <text:p>143695</text:p>
          </table:table-cell>
          <table:table-cell office:value-type="float" office:value="311.23599999999999" table:style-name="ce2">
            <text:p>311.236</text:p>
          </table:table-cell>
          <table:table-cell office:value-type="float" office:value="-692863.63076228567" table:style-name="ce2">
            <text:p>-692863.6308</text:p>
          </table:table-cell>
          <table:table-cell office:value-type="float" office:value="-32.052683645856185" table:style-name="ce2">
            <text:p>-32.05268365</text:p>
          </table:table-cell>
          <table:table-cell table:number-columns-repeated="16362"/>
        </table:table-row>
        <table:table-row table:style-name="ro2">
          <table:table-cell table:number-columns-repeated="16" table:style-name="ce4"/>
          <table:table-cell office:value-type="string" table:style-name="ce3">
            <text:p>NH2</text:p>
          </table:table-cell>
          <table:table-cell office:value-type="float" office:value="190370" table:style-name="ce2">
            <text:p>190370</text:p>
          </table:table-cell>
          <table:table-cell office:value-type="float" office:value="107100" table:style-name="ce2">
            <text:p>107100</text:p>
          </table:table-cell>
          <table:table-cell office:value-type="float" office:value="286.39999999999998" table:style-name="ce2">
            <text:p>286.4</text:p>
          </table:table-cell>
          <table:table-cell office:value-type="float" office:value="-476689.32604929025" table:style-name="ce2">
            <text:p>-476689.326</text:p>
          </table:table-cell>
          <table:table-cell office:value-type="float" office:value="-22.052206937755141" table:style-name="ce2">
            <text:p>-22.05220694</text:p>
          </table:table-cell>
          <table:table-cell table:number-columns-repeated="16362"/>
        </table:table-row>
        <table:table-row table:style-name="ro2">
          <table:table-cell table:style-name="ce2"/>
          <table:table-cell office:value-type="string" table:style-name="ce21">
            <text:p><text:span text:style-name="T5">Δ</text:span>ln(Nj)</text:p>
          </table:table-cell>
          <table:table-cell office:value-type="string" table:style-name="ce3">
            <text:p>ln(Nj),new</text:p>
          </table:table-cell>
          <table:table-cell office:value-type="string" table:style-name="ce3">
            <text:p>N</text:p>
          </table:table-cell>
          <table:table-cell table:style-name="ce4"/>
          <table:table-cell office:value-type="string" table:style-name="ce5">
            <text:p>a Matrix</text:p>
          </table:table-cell>
          <table:table-cell table:number-columns-repeated="10" table:style-name="ce4"/>
          <table:table-cell office:value-type="string" table:style-name="ce3">
            <text:p>NH</text:p>
          </table:table-cell>
          <table:table-cell office:value-type="float" office:value="358430" table:style-name="ce2">
            <text:p>358430</text:p>
          </table:table-cell>
          <table:table-cell office:value-type="float" office:value="76250" table:style-name="ce2">
            <text:p>76250</text:p>
          </table:table-cell>
          <table:table-cell office:value-type="float" office:value="249.7" table:style-name="ce2">
            <text:p>249.7</text:p>
          </table:table-cell>
          <table:table-cell office:value-type="float" office:value="-260515.02133629494" table:style-name="ce2">
            <text:p>-260515.0213</text:p>
          </table:table-cell>
          <table:table-cell office:value-type="float" office:value="-12.051730229654101" table:style-name="ce2">
            <text:p>-12.05173023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H3</text:p>
          </table:table-cell>
          <table:table-cell office:value-type="float" office:value="31.685741102468953" table:formula="msoxl:=H23+F27*H20+F28*H21+F29*H22-G_1" table:style-name="ce2">
            <text:p>31.6857411</text:p>
          </table:table-cell>
          <table:table-cell office:value-type="float" office:value="-3.7203347392230768" table:formula="msoxl:=K2+B27*$B$37" table:style-name="ce2">
            <text:p>-3.720334739</text:p>
          </table:table-cell>
          <table:table-cell office:value-type="float" office:value="2.4225857143683163E-2" table:formula="msoxl:=EXP(C27)" table:style-name="ce2">
            <text:p>0.024225857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3" table:style-name="ce4"/>
          <table:table-cell office:value-type="string" table:style-name="ce3">
            <text:p>N</text:p>
          </table:table-cell>
          <table:table-cell office:value-type="float" office:value="472683" table:style-name="ce2">
            <text:p>472683</text:p>
          </table:table-cell>
          <table:table-cell office:value-type="float" office:value="47860" table:style-name="ce2">
            <text:p>47860</text:p>
          </table:table-cell>
          <table:table-cell office:value-type="float" office:value="198.322" table:style-name="ce2">
            <text:p>198.322</text:p>
          </table:table-cell>
          <table:table-cell office:value-type="float" office:value="-44340.716623299595" table:style-name="ce2">
            <text:p>-44340.71662</text:p>
          </table:table-cell>
          <table:table-cell office:value-type="float" office:value="-2.0512535215530612" table:style-name="ce2">
            <text:p>-2.051253522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H2</text:p>
          </table:table-cell>
          <table:table-cell office:value-type="float" office:value="23.704164625147463" table:formula="msoxl:=H23+G27*H20+G28*H21+G29*H22-G_2" table:style-name="ce2">
            <text:p>23.70416463</text:p>
          </table:table-cell>
          <table:table-cell office:value-type="float" office:value="-3.9192146164096444" table:formula="msoxl:=K3+B28*$B$37" table:style-name="ce2">
            <text:p>-3.919214616</text:p>
          </table:table-cell>
          <table:table-cell office:value-type="float" office:value="1.9856683735464793E-2" table:formula="msoxl:=EXP(C28)" table:style-name="ce2">
            <text:p>0.019856684</text:p>
          </table:table-cell>
          <table:table-cell table:style-name="ce4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3" table:style-name="ce4"/>
          <table:table-cell office:value-type="string" table:style-name="ce3">
            <text:p>NO</text:p>
          </table:table-cell>
          <table:table-cell office:value-type="float" office:value="90291" table:style-name="ce2">
            <text:p>90291</text:p>
          </table:table-cell>
          <table:table-cell office:value-type="float" office:value="80034" table:style-name="ce2">
            <text:p>80034</text:p>
          </table:table-cell>
          <table:table-cell office:value-type="float" office:value="282.822" table:style-name="ce2">
            <text:p>282.822</text:p>
          </table:table-cell>
          <table:table-cell office:value-type="float" office:value="-572838.32122517738" table:style-name="ce2">
            <text:p>-572838.3212</text:p>
          </table:table-cell>
          <table:table-cell office:value-type="float" office:value="-26.500172148238253" table:style-name="ce2">
            <text:p>-26.50017215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H</text:p>
          </table:table-cell>
          <table:table-cell office:value-type="float" office:value="16.346494071106456" table:formula="msoxl:=H23+H27*H20+H28*H21+H29*H22-G_3" table:style-name="ce2">
            <text:p>16.34649407</text:p>
          </table:table-cell>
          <table:table-cell office:value-type="float" office:value="-4.1025484001959232" table:formula="msoxl:=K4+B29*$B$37" table:style-name="ce2">
            <text:p>-4.1025484</text:p>
          </table:table-cell>
          <table:table-cell office:value-type="float" office:value="1.6530495361159931E-2" table:formula="msoxl:=EXP(C29)" table:style-name="ce2">
            <text:p>0.016530495</text:p>
          </table:table-cell>
          <table:table-cell table:style-name="ce4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3" table:style-name="ce4"/>
          <table:table-cell office:value-type="string" table:style-name="ce3">
            <text:p>H2</text:p>
          </table:table-cell>
          <table:table-cell office:value-type="float" office:value="0" table:style-name="ce2">
            <text:p>0</text:p>
          </table:table-cell>
          <table:table-cell office:value-type="float" office:value="74096" table:style-name="ce2">
            <text:p>74096</text:p>
          </table:table-cell>
          <table:table-cell office:value-type="float" office:value="197.654" table:style-name="ce2">
            <text:p>197.654</text:p>
          </table:table-cell>
          <table:table-cell office:value-type="float" office:value="-432348.60942599067" table:style-name="ce2">
            <text:p>-432348.6094</text:p>
          </table:table-cell>
          <table:table-cell office:value-type="float" office:value="-20.00095341620208" table:style-name="ce2">
            <text:p>-20.00095342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.276170161280026" table:formula="msoxl:=H23+I27*H20+I28*H21+I29*H22-G_4" table:style-name="ce2">
            <text:p>11.27617016</text:p>
          </table:table-cell>
          <table:table-cell office:value-type="float" office:value="-4.2288875262254209" table:formula="msoxl:=K5+B30*$B$37" table:style-name="ce2">
            <text:p>-4.228887526</text:p>
          </table:table-cell>
          <table:table-cell office:value-type="float" office:value="1.4568588709602866E-2" table:formula="msoxl:=EXP(C30)" table:style-name="ce2">
            <text:p>0.014568589</text:p>
          </table:table-cell>
          <table:table-cell table:number-columns-repeated="12" table:style-name="ce4"/>
          <table:table-cell office:value-type="string" table:style-name="ce3">
            <text:p>H</text:p>
          </table:table-cell>
          <table:table-cell office:value-type="float" office:value="217999" table:style-name="ce2">
            <text:p>217999</text:p>
          </table:table-cell>
          <table:table-cell office:value-type="float" office:value="47846" table:style-name="ce2">
            <text:p>47846</text:p>
          </table:table-cell>
          <table:table-cell office:value-type="float" office:value="159.732" table:style-name="ce2">
            <text:p>159.732</text:p>
          </table:table-cell>
          <table:table-cell office:value-type="float" office:value="-216174.3047129953" table:style-name="ce2">
            <text:p>-216174.3047</text:p>
          </table:table-cell>
          <table:table-cell office:value-type="float" office:value="-10.000476708101038" table:style-name="ce2">
            <text:p>-10.00047671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NO</text:p>
          </table:table-cell>
          <table:table-cell office:value-type="float" office:value="2.8965209490880355" table:formula="msoxl:=H23+J27*H20+J28*H21+J29*H22-G_5" table:style-name="ce2">
            <text:p>2.896520949</text:p>
          </table:table-cell>
          <table:table-cell office:value-type="float" office:value="-4.4376863281817149" table:formula="msoxl:=K6+B31*$B$37" table:style-name="ce2">
            <text:p>-4.437686328</text:p>
          </table:table-cell>
          <table:table-cell office:value-type="float" office:value="1.1823262046923591E-2" table:formula="msoxl:=EXP(C31)" table:style-name="ce2">
            <text:p>0.011823262</text:p>
          </table:table-cell>
          <table:table-cell table:number-columns-repeated="12" table:style-name="ce4"/>
          <table:table-cell office:value-type="string" table:style-name="ce3">
            <text:p>H2O</text:p>
          </table:table-cell>
          <table:table-cell office:value-type="float" office:value="-241826" table:style-name="ce2">
            <text:p>-241826</text:p>
          </table:table-cell>
          <table:table-cell office:value-type="float" office:value="104520" table:style-name="ce2">
            <text:p>104520</text:p>
          </table:table-cell>
          <table:table-cell office:value-type="float" office:value="278.625" table:style-name="ce2">
            <text:p>278.625</text:p>
          </table:table-cell>
          <table:table-cell office:value-type="float" office:value="-960846.21402786858" table:style-name="ce2">
            <text:p>-960846.214</text:p>
          </table:table-cell>
          <table:table-cell office:value-type="float" office:value="-44.449872042887279" table:style-name="ce2">
            <text:p>-44.44987204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H2</text:p>
          </table:table-cell>
          <table:table-cell office:value-type="float" office:value="28.511202065654544" table:formula="msoxl:=H23+K27*H20+K28*H21+K29*H22-G_6" table:style-name="ce2">
            <text:p>28.51120207</text:p>
          </table:table-cell>
          <table:table-cell office:value-type="float" office:value="-3.7994358961886854" table:formula="msoxl:=K7+B32*$B$37" table:style-name="ce2">
            <text:p>-3.799435896</text:p>
          </table:table-cell>
          <table:table-cell office:value-type="float" office:value="2.2383394853837522E-2" table:formula="msoxl:=EXP(C32)" table:style-name="ce2">
            <text:p>0.022383395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3">
            <text:p>H</text:p>
          </table:table-cell>
          <table:table-cell office:value-type="float" office:value="19.322227501695142" table:formula="msoxl:=H23+L27*H20+L28*H21+L29*H22-G_7" table:style-name="ce2">
            <text:p>19.3222275</text:p>
          </table:table-cell>
          <table:table-cell office:value-type="float" office:value="-4.0284009556532316" table:formula="msoxl:=K8+B33*$B$37" table:style-name="ce2">
            <text:p>-4.028400956</text:p>
          </table:table-cell>
          <table:table-cell office:value-type="float" office:value="1.7802774631579203E-2" table:formula="msoxl:=EXP(C33)" table:style-name="ce2">
            <text:p>0.01780277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H2O</text:p>
          </table:table-cell>
          <table:table-cell office:value-type="float" office:value="13.285297232730152" table:formula="msoxl:=H23+M27*H20+M28*H21+M29*H22-G_8" table:style-name="ce2">
            <text:p>13.28529723</text:p>
          </table:table-cell>
          <table:table-cell office:value-type="float" office:value="-4.1788253679090097" table:formula="msoxl:=K9+B34*$B$37" table:style-name="ce2">
            <text:p>-4.178825368</text:p>
          </table:table-cell>
          <table:table-cell office:value-type="float" office:value="1.5316488242929872E-2" table:formula="msoxl:=EXP(C34)" table:style-name="ce2">
            <text:p>0.015316488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otal</text:p>
          </table:table-cell>
          <table:table-cell office:value-type="float" office:value="16.05305994800878" table:formula="msoxl:=H23" table:style-name="ce2">
            <text:p>16.05305995</text:p>
          </table:table-cell>
          <table:table-cell office:value-type="float" office:value="-1.9025850929940455" table:formula="msoxl:=K10+B35*$B$37" table:style-name="ce2">
            <text:p>-1.902585093</text:p>
          </table:table-cell>
          <table:table-cell office:value-type="float" office:value="0.14918246976412705" table:formula="msoxl:=EXP(C35)" table:style-name="ce2">
            <text:p>0.14918247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e1</text:p>
          </table:table-cell>
          <table:table-cell office:value-type="float" office:value="2.4917367859802701E-2" table:formula="msoxl:=2/MAX(ABS(B27),ABS(B28),ABS(B29),ABS(B30),ABS(B31),ABS(B32),ABS(B33),ABS(B34),5*ABS(H23))" table:style-name="ce2">
            <text:p>0.024917368</text:p>
          </table:table-cell>
          <table:table-cell table:number-columns-repeated="16382" table:style-name="ce4"/>
        </table:table-row>
        <table:table-row table:style-name="ro2">
          <table:table-cell office:value-type="string" table:style-name="ce5">
            <text:p>e</text:p>
          </table:table-cell>
          <table:table-cell office:value-type="float" office:value="2.4917367859802701E-2" table:formula="msoxl:=MIN(1,B36)" table:style-name="ce2">
            <text:p>0.024917368</text:p>
          </table:table-cell>
          <table:table-cell table:number-columns-repeated="16382" table:style-name="ce4"/>
        </table:table-row>
        <table:table-row table:number-rows-repeated="1048539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2">
          <table:table-cell table:style-name="ce2"/>
          <table:table-cell office:value-type="string" table:style-name="ce3">
            <text:p>hOf</text:p>
          </table:table-cell>
          <table:table-cell office:value-type="string" table:style-name="ce3">
            <text:p>h-h298</text:p>
          </table:table-cell>
          <table:table-cell office:value-type="string" table:style-name="ce3">
            <text:p>sO</text:p>
          </table:table-cell>
          <table:table-cell office:value-type="string" table:style-name="ce3">
            <text:p>gj</text:p>
          </table:table-cell>
          <table:table-cell office:value-type="string" table:style-name="ce3">
            <text:p>gj/RT</text:p>
          </table:table-cell>
          <table:table-cell table:style-name="ce4"/>
          <table:table-cell table:style-name="ce2"/>
          <table:table-cell office:value-type="string" table:style-name="ce3">
            <text:p>Nj,initial</text:p>
          </table:table-cell>
          <table:table-cell office:value-type="string" table:style-name="ce3">
            <text:p>Nj,iteration</text:p>
          </table:table-cell>
          <table:table-cell office:value-type="string" table:style-name="ce3">
            <text:p>ln(Nj)</text:p>
          </table:table-cell>
          <table:table-cell office:value-type="string" table:style-name="ce5">
            <text:p>mf</text:p>
          </table:table-cell>
          <table:table-cell office:value-type="string" table:style-name="ce5">
            <text:p>mf from CSU code</text:p>
          </table:table-cell>
          <table:table-cell office:value-type="string" table:style-name="ce5">
            <text:p>% error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NH3</text:p>
          </table:table-cell>
          <table:table-cell office:value-type="float" office:value="-45898" table:style-name="ce2">
            <text:p>-45898</text:p>
          </table:table-cell>
          <table:table-cell office:value-type="float" office:value="143695" table:style-name="ce2">
            <text:p>143695</text:p>
          </table:table-cell>
          <table:table-cell office:value-type="float" office:value="311.23599999999999" table:style-name="ce2">
            <text:p>311.236</text:p>
          </table:table-cell>
          <table:table-cell office:value-type="float" office:value="-692193.20385837613" table:formula="msoxl:=B2+C2-2600*D2+8.314*2600*(LN(5)+K2-$K$10)" table:style-name="ce2">
            <text:p>-692193.2039</text:p>
          </table:table-cell>
          <table:table-cell office:value-type="float" office:value="-32.021668911492021" table:formula="msoxl:=E2/(8.314*2600)" table:style-name="ce2">
            <text:p>-32.02166891</text:p>
          </table:table-cell>
          <table:table-cell table:style-name="ce4"/>
          <table:table-cell office:value-type="string" table:style-name="ce3">
            <text:p>NH3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0.68190360715230003" table:style-name="ce2">
            <text:p>0.681903607</text:p>
          </table:table-cell>
          <table:table-cell office:value-type="float" office:value="-0.38286696961426364" table:formula="msoxl:=LN(J2)" table:style-name="ce2">
            <text:p>-0.38286697</text:p>
          </table:table-cell>
          <table:table-cell office:value-type="float" office:value="0.10999999999999999" table:formula="msoxl:=N_1/N" table:style-name="ce2">
            <text:p>0.11</text:p>
          </table:table-cell>
          <table:table-cell office:value-type="float" office:value="0.47065000000000001" table:style-name="ce2">
            <text:p>0.47065</text:p>
          </table:table-cell>
          <table:table-cell office:value-type="float" office:value="76.628067566131946" table:formula="msoxl:=ABS(100*(L2-M2)/M2)" table:style-name="ce2">
            <text:p>76.62806757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NH2</text:p>
          </table:table-cell>
          <table:table-cell office:value-type="float" office:value="190370" table:style-name="ce2">
            <text:p>190370</text:p>
          </table:table-cell>
          <table:table-cell office:value-type="float" office:value="107100" table:style-name="ce2">
            <text:p>107100</text:p>
          </table:table-cell>
          <table:table-cell office:value-type="float" office:value="286.39999999999998" table:style-name="ce2">
            <text:p>286.4</text:p>
          </table:table-cell>
          <table:table-cell office:value-type="float" office:value="-475748.13397612714" table:formula="msoxl:=B3+C3-2600*D3+8.314*2600*(LN(5)+K3-$K$10)" table:style-name="ce2">
            <text:p>-475748.134</text:p>
          </table:table-cell>
          <table:table-cell office:value-type="float" office:value="-22.008666289304745" table:formula="msoxl:=E3/(8.314*2600)" table:style-name="ce2">
            <text:p>-22.00866629</text:p>
          </table:table-cell>
          <table:table-cell table:style-name="ce4"/>
          <table:table-cell office:value-type="string" table:style-name="ce3">
            <text:p>NH2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7.4703989616642263E-2" table:style-name="ce2">
            <text:p>0.07470399</text:p>
          </table:table-cell>
          <table:table-cell office:value-type="float" office:value="-2.5942217797468956" table:formula="msoxl:=LN(J3)" table:style-name="ce2">
            <text:p>-2.59422178</text:p>
          </table:table-cell>
          <table:table-cell office:value-type="float" office:value="0.10999999999999999" table:formula="msoxl:=N_2/N" table:style-name="ce2">
            <text:p>0.11</text:p>
          </table:table-cell>
          <table:table-cell office:value-type="float" office:value="5.0416000000000002E-2" table:style-name="ce2">
            <text:p>0.050416</text:p>
          </table:table-cell>
          <table:table-cell office:value-type="float" office:value="118.18470326880352" table:formula="msoxl:=ABS(100*(L3-M3)/M3)" table:style-name="ce2">
            <text:p>118.1847033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NH</text:p>
          </table:table-cell>
          <table:table-cell office:value-type="float" office:value="376560" table:style-name="ce2">
            <text:p>376560</text:p>
          </table:table-cell>
          <table:table-cell office:value-type="float" office:value="76250" table:style-name="ce2">
            <text:p>76250</text:p>
          </table:table-cell>
          <table:table-cell office:value-type="float" office:value="249.7" table:style-name="ce2">
            <text:p>249.7</text:p>
          </table:table-cell>
          <table:table-cell office:value-type="float" office:value="-259303.06409387803" table:formula="msoxl:=B4+C4-2600*D4+8.314*2600*(LN(5)+K4-$K$10)" table:style-name="ce2">
            <text:p>-259303.0641</text:p>
          </table:table-cell>
          <table:table-cell office:value-type="float" office:value="-11.995663667117467" table:formula="msoxl:=E4/(8.314*2600)" table:style-name="ce2">
            <text:p>-11.99566367</text:p>
          </table:table-cell>
          <table:table-cell table:style-name="ce4"/>
          <table:table-cell office:value-type="string" table:style-name="ce3">
            <text:p>NH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5272970199271802E-2" table:style-name="ce2">
            <text:p>0.01527297</text:p>
          </table:table-cell>
          <table:table-cell office:value-type="float" office:value="-4.1816706665990448" table:formula="msoxl:=LN(J4)" table:style-name="ce2">
            <text:p>-4.181670667</text:p>
          </table:table-cell>
          <table:table-cell office:value-type="float" office:value="0.10999999999999999" table:formula="msoxl:=N_3/N" table:style-name="ce2">
            <text:p>0.11</text:p>
          </table:table-cell>
          <table:table-cell office:value-type="float" office:value="2.5704000000000001E-2" table:style-name="ce2">
            <text:p>0.025704</text:p>
          </table:table-cell>
          <table:table-cell office:value-type="float" office:value="327.94895736072203" table:formula="msoxl:=ABS(100*(L4-M4)/M4)" table:style-name="ce2">
            <text:p>327.9489574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2683" table:style-name="ce2">
            <text:p>472683</text:p>
          </table:table-cell>
          <table:table-cell office:value-type="float" office:value="47860" table:style-name="ce2">
            <text:p>47860</text:p>
          </table:table-cell>
          <table:table-cell office:value-type="float" office:value="198.322" table:style-name="ce2">
            <text:p>198.322</text:p>
          </table:table-cell>
          <table:table-cell office:value-type="float" office:value="-42857.994211628873" table:formula="msoxl:=B5+C5-2600*D5+8.314*2600*(LN(5)+K5-$K$10)" table:style-name="ce2">
            <text:p>-42857.99421</text:p>
          </table:table-cell>
          <table:table-cell office:value-type="float" office:value="-1.9826610449301858" table:formula="msoxl:=E5/(8.314*2600)" table:style-name="ce2">
            <text:p>-1.982661045</text:p>
          </table:table-cell>
          <table:table-cell table:style-name="ce4"/>
          <table:table-cell office:value-type="string" table:style-name="ce3">
            <text:p>N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3.0752840677611991E-2" table:style-name="ce2">
            <text:p>0.030752841</text:p>
          </table:table-cell>
          <table:table-cell office:value-type="float" office:value="-3.4817729092366179" table:formula="msoxl:=LN(J5)" table:style-name="ce2">
            <text:p>-3.481772909</text:p>
          </table:table-cell>
          <table:table-cell office:value-type="float" office:value="0.10999999999999999" table:formula="msoxl:=N_4/N" table:style-name="ce2">
            <text:p>0.11</text:p>
          </table:table-cell>
          <table:table-cell office:value-type="float" office:value="2.0025999999999999E-2" table:style-name="ce2">
            <text:p>0.020026</text:p>
          </table:table-cell>
          <table:table-cell office:value-type="float" office:value="449.28592829321877" table:formula="msoxl:=ABS(100*(L5-M5)/M5)" table:style-name="ce2">
            <text:p>449.2859283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NO</text:p>
          </table:table-cell>
          <table:table-cell office:value-type="float" office:value="90291" table:style-name="ce2">
            <text:p>90291</text:p>
          </table:table-cell>
          <table:table-cell office:value-type="float" office:value="80034" table:style-name="ce2">
            <text:p>80034</text:p>
          </table:table-cell>
          <table:table-cell office:value-type="float" office:value="282.822" table:style-name="ce2">
            <text:p>282.822</text:p>
          </table:table-cell>
          <table:table-cell office:value-type="float" office:value="-572589.36623308295" table:formula="msoxl:=B6+C6-2600*D6+8.314*2600*(LN(5)+K6-$K$10)" table:style-name="ce2">
            <text:p>-572589.3662</text:p>
          </table:table-cell>
          <table:table-cell office:value-type="float" office:value="-26.488655198510525" table:formula="msoxl:=E6/(8.314*2600)" table:style-name="ce2">
            <text:p>-26.4886552</text:p>
          </table:table-cell>
          <table:table-cell table:style-name="ce4"/>
          <table:table-cell office:value-type="string" table:style-name="ce3">
            <text:p>NO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0.19736659380429109" table:style-name="ce2">
            <text:p>0.197366594</text:p>
          </table:table-cell>
          <table:table-cell office:value-type="float" office:value="-1.6226923972852356" table:formula="msoxl:=LN(J6)" table:style-name="ce2">
            <text:p>-1.622692397</text:p>
          </table:table-cell>
          <table:table-cell office:value-type="float" office:value="0.10999999999999999" table:formula="msoxl:=N_5/N" table:style-name="ce2">
            <text:p>0.11</text:p>
          </table:table-cell>
          <table:table-cell office:value-type="float" office:value="0.13908999999999999" table:style-name="ce2">
            <text:p>0.13909</text:p>
          </table:table-cell>
          <table:table-cell office:value-type="float" office:value="20.914515781148904" table:formula="msoxl:=ABS(100*(L6-M6)/M6)" table:style-name="ce2">
            <text:p>20.91451578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H2</text:p>
          </table:table-cell>
          <table:table-cell office:value-type="float" office:value="0" table:style-name="ce2">
            <text:p>0</text:p>
          </table:table-cell>
          <table:table-cell office:value-type="float" office:value="74096" table:style-name="ce2">
            <text:p>74096</text:p>
          </table:table-cell>
          <table:table-cell office:value-type="float" office:value="197.654" table:style-name="ce2">
            <text:p>197.654</text:p>
          </table:table-cell>
          <table:table-cell office:value-type="float" office:value="-432890.13976449828" table:formula="msoxl:=B7+C7-2600*D7+8.314*2600*(LN(5)+K7-$K$10)" table:style-name="ce2">
            <text:p>-432890.1398</text:p>
          </table:table-cell>
          <table:table-cell office:value-type="float" office:value="-20.026005244374559" table:formula="msoxl:=E7/(8.314*2600)" table:style-name="ce2">
            <text:p>-20.02600524</text:p>
          </table:table-cell>
          <table:table-cell table:style-name="ce4"/>
          <table:table-cell office:value-type="string" table:style-name="ce3">
            <text:p>H2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0.38585176034451935" table:style-name="ce2">
            <text:p>0.38585176</text:p>
          </table:table-cell>
          <table:table-cell office:value-type="float" office:value="-0.95230202383800722" table:formula="msoxl:=LN(J7)" table:style-name="ce2">
            <text:p>-0.952302024</text:p>
          </table:table-cell>
          <table:table-cell office:value-type="float" office:value="0.10999999999999999" table:formula="msoxl:=N_6/N" table:style-name="ce2">
            <text:p>0.11</text:p>
          </table:table-cell>
          <table:table-cell office:value-type="float" office:value="0.28294999999999998" table:style-name="ce2">
            <text:p>0.28295</text:p>
          </table:table-cell>
          <table:table-cell office:value-type="float" office:value="61.12387347587913" table:formula="msoxl:=ABS(100*(L7-M7)/M7)" table:style-name="ce2">
            <text:p>61.12387348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H</text:p>
          </table:table-cell>
          <table:table-cell office:value-type="float" office:value="217999" table:style-name="ce2">
            <text:p>217999</text:p>
          </table:table-cell>
          <table:table-cell office:value-type="float" office:value="47846" table:style-name="ce2">
            <text:p>47846</text:p>
          </table:table-cell>
          <table:table-cell office:value-type="float" office:value="159.732" table:style-name="ce2">
            <text:p>159.732</text:p>
          </table:table-cell>
          <table:table-cell office:value-type="float" office:value="-216445.06988224917" table:formula="msoxl:=B8+C8-2600*D8+8.314*2600*(LN(5)+K8-$K$10)" table:style-name="ce2">
            <text:p>-216445.0699</text:p>
          </table:table-cell>
          <table:table-cell office:value-type="float" office:value="-10.013002622187281" table:formula="msoxl:=E8/(8.314*2600)" table:style-name="ce2">
            <text:p>-10.01300262</text:p>
          </table:table-cell>
          <table:table-cell table:style-name="ce4"/>
          <table:table-cell office:value-type="string" table:style-name="ce3">
            <text:p>H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2637901550645559E-2" table:style-name="ce2">
            <text:p>0.012637902</text:p>
          </table:table-cell>
          <table:table-cell office:value-type="float" office:value="-4.3710549206085521" table:formula="msoxl:=LN(J8)" table:style-name="ce2">
            <text:p>-4.371054921</text:p>
          </table:table-cell>
          <table:table-cell office:value-type="float" office:value="0.10999999999999999" table:formula="msoxl:=N_7/N" table:style-name="ce2">
            <text:p>0.11</text:p>
          </table:table-cell>
          <table:table-cell office:value-type="float" office:value="9.0795000000000008E-3" table:style-name="ce2">
            <text:p>0.0090795</text:p>
          </table:table-cell>
          <table:table-cell office:value-type="float" office:value="1111.5204581750095" table:formula="msoxl:=ABS(100*(L8-M8)/M8)" table:style-name="ce2">
            <text:p>1111.520458</text:p>
          </table:table-cell>
          <table:table-cell table:number-columns-repeated="16370"/>
        </table:table-row>
        <table:table-row table:style-name="ro2">
          <table:table-cell office:value-type="string" table:style-name="ce3">
            <text:p>H2O</text:p>
          </table:table-cell>
          <table:table-cell office:value-type="float" office:value="-241826" table:style-name="ce2">
            <text:p>-241826</text:p>
          </table:table-cell>
          <table:table-cell office:value-type="float" office:value="104520" table:style-name="ce2">
            <text:p>104520</text:p>
          </table:table-cell>
          <table:table-cell office:value-type="float" office:value="278.625" table:style-name="ce2">
            <text:p>278.625</text:p>
          </table:table-cell>
          <table:table-cell office:value-type="float" office:value="-962621.51178595237" table:formula="msoxl:=B9+C9-2600*D9+8.314*2600*(LN(5)+K9-$K$10)" table:style-name="ce2">
            <text:p>-962621.5118</text:p>
          </table:table-cell>
          <table:table-cell office:value-type="float" office:value="-44.531999397954898" table:formula="msoxl:=E9/(8.314*2600)" table:style-name="ce2">
            <text:p>-44.5319994</text:p>
          </table:table-cell>
          <table:table-cell table:style-name="ce4"/>
          <table:table-cell office:value-type="string" table:style-name="ce3">
            <text:p>H2O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2.6334062133118656E-3" table:style-name="ce2">
            <text:p>0.002633406</text:p>
          </table:table-cell>
          <table:table-cell office:value-type="float" office:value="-5.9394771326190279" table:formula="msoxl:=LN(J9)" table:style-name="ce2">
            <text:p>-5.939477133</text:p>
          </table:table-cell>
          <table:table-cell office:value-type="float" office:value="0.10999999999999999" table:formula="msoxl:=N_8/N" table:style-name="ce2">
            <text:p>0.11</text:p>
          </table:table-cell>
          <table:table-cell office:value-type="float" office:value="2.0910999999999998E-3" table:style-name="ce2">
            <text:p>0.0020911</text:p>
          </table:table-cell>
          <table:table-cell office:value-type="float" office:value="5160.3892688058913" table:formula="msoxl:=ABS(100*(L9-M9)/M9)" table:style-name="ce2">
            <text:p>5160.389269</text:p>
          </table:table-cell>
          <table:table-cell table:number-columns-repeated="16370"/>
        </table:table-row>
        <table:table-row table:style-name="ro2">
          <table:table-cell table:number-columns-repeated="7" table:style-name="ce4"/>
          <table:table-cell office:value-type="string" table:style-name="ce3">
            <text:p>Total</text:p>
          </table:table-cell>
          <table:table-cell office:value-type="float" office:value="0.1" table:style-name="ce2">
            <text:p>0.1</text:p>
          </table:table-cell>
          <table:table-cell office:value-type="float" office:value="1.4011230674640065" table:style-name="ce2">
            <text:p>1.401123067</text:p>
          </table:table-cell>
          <table:table-cell office:value-type="float" office:value="0.33727410608366426" table:formula="msoxl:=LN(J10)" table:style-name="ce2">
            <text:p>0.337274106</text:p>
          </table:table-cell>
          <table:table-cell office:value-type="float" office:value="0.87999999999999989" table:formula="msoxl:=SUM(L2:L9)" table:style-name="ce2">
            <text:p>0.88</text:p>
          </table:table-cell>
          <table:table-cell office:value-type="float" office:value="1.0000066000000001" table:formula="msoxl:=SUM(M2:M9)" table:style-name="ce2">
            <text:p>1.0000066</text:p>
          </table:table-cell>
          <table:table-cell office:value-type="float" office:value="12.000580796166762" table:formula="msoxl:=ABS(100*(L10-M10)/M10)" table:style-name="ce2">
            <text:p>12.0005808</text:p>
          </table:table-cell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2">
          <table:table-cell table:style-name="ce4"/>
          <table:table-cell office:value-type="string" table:style-name="ce7">
            <text:p>Matrix</text:p>
          </table:table-cell>
          <table:table-cell table:number-columns-repeated="12" table:style-name="ce4"/>
          <table:table-cell table:number-columns-repeated="16370"/>
        </table:table-row>
        <table:table-row table:style-name="ro2">
          <table:table-cell table:style-name="ce4"/>
          <table:table-cell office:value-type="float" office:value="5.4999999999999993E-2" table:formula="msoxl:=N_1+N_2+N_3+N_4+N_5" table:style-name="ce8">
            <text:p>0.055</text:p>
          </table:table-cell>
          <table:table-cell office:value-type="float" office:value="6.6000000000000003E-2" table:formula="msoxl:=3*N_1+2*N_2+N_3" table:style-name="ce9">
            <text:p>0.066</text:p>
          </table:table-cell>
          <table:table-cell office:value-type="float" office:value="1.0999999999999999E-2" table:formula="msoxl:=N_5" table:style-name="ce9">
            <text:p>0.011</text:p>
          </table:table-cell>
          <table:table-cell office:value-type="float" office:value="5.4999999999999993E-2" table:formula="msoxl:=N_1+N_2+N_3+N_4+N_5" table:style-name="ce10">
            <text:p>0.055</text:p>
          </table:table-cell>
          <table:table-cell table:number-columns-repeated="9" table:style-name="ce4"/>
          <table:table-cell table:number-columns-repeated="16370"/>
        </table:table-row>
        <table:table-row table:style-name="ro2">
          <table:table-cell table:style-name="ce4"/>
          <table:table-cell office:value-type="float" office:value="6.6000000000000003E-2" table:formula="msoxl:=3*N_1+2*N_2+N_3" table:style-name="ce11">
            <text:p>0.066</text:p>
          </table:table-cell>
          <table:table-cell office:value-type="float" office:value="0.253" table:formula="msoxl:=9*N_1+4*N_2+N_3+4*N_6+N_7+4*N_8" table:style-name="ce12">
            <text:p>0.253</text:p>
          </table:table-cell>
          <table:table-cell office:value-type="float" office:value="2.1999999999999999E-2" table:formula="msoxl:=2*N_8" table:style-name="ce12">
            <text:p>0.022</text:p>
          </table:table-cell>
          <table:table-cell office:value-type="float" office:value="0.121" table:formula="msoxl:=3*N_1+2*N_2+N_3+2*N_6+N_7+2*N_8" table:style-name="ce13">
            <text:p>0.121</text:p>
          </table:table-cell>
          <table:table-cell table:number-columns-repeated="9" table:style-name="ce4"/>
          <table:table-cell table:number-columns-repeated="16370"/>
        </table:table-row>
        <table:table-row table:style-name="ro2">
          <table:table-cell table:style-name="ce4"/>
          <table:table-cell office:value-type="float" office:value="1.0999999999999999E-2" table:formula="msoxl:=N_5" table:style-name="ce11">
            <text:p>0.011</text:p>
          </table:table-cell>
          <table:table-cell office:value-type="float" office:value="2.1999999999999999E-2" table:formula="msoxl:=2*N_8" table:style-name="ce12">
            <text:p>0.022</text:p>
          </table:table-cell>
          <table:table-cell office:value-type="float" office:value="2.1999999999999999E-2" table:formula="msoxl:=N_5+N_8" table:style-name="ce12">
            <text:p>0.022</text:p>
          </table:table-cell>
          <table:table-cell office:value-type="float" office:value="2.1999999999999999E-2" table:formula="msoxl:=N_5+N_8" table:style-name="ce13">
            <text:p>0.022</text:p>
          </table:table-cell>
          <table:table-cell table:number-columns-repeated="9" table:style-name="ce4"/>
          <table:table-cell table:number-columns-repeated="16370"/>
        </table:table-row>
        <table:table-row table:style-name="ro2">
          <table:table-cell table:style-name="ce4"/>
          <table:table-cell office:value-type="float" office:value="5.4999999999999993E-2" table:formula="msoxl:=N_1+N_2+N_3+N_4+N_5" table:style-name="ce14">
            <text:p>0.055</text:p>
          </table:table-cell>
          <table:table-cell office:value-type="float" office:value="0.121" table:formula="msoxl:=3*N_1+2*N_2+N_3+2*N_6+N_7+2*N_8" table:style-name="ce15">
            <text:p>0.121</text:p>
          </table:table-cell>
          <table:table-cell office:value-type="float" office:value="2.1999999999999999E-2" table:formula="msoxl:=N_5+N_8" table:style-name="ce15">
            <text:p>0.022</text:p>
          </table:table-cell>
          <table:table-cell office:value-type="float" office:value="-1.2000000000000025E-2" table:formula="msoxl:=N_1+N_2+N_3+N_4+N_5+N_6+N_7+N_8-N" table:style-name="ce16">
            <text:p>-0.012</text:p>
          </table:table-cell>
          <table:table-cell table:number-columns-repeated="9" table:style-name="ce4"/>
          <table:table-cell table:number-columns-repeated="16370"/>
        </table:table-row>
        <table:table-row table:style-name="ro2">
          <table:table-cell table:style-name="ce4"/>
          <table:table-cell table:number-columns-repeated="10" table:style-name="ce12"/>
          <table:table-cell table:style-name="ce7"/>
          <table:table-cell table:number-columns-repeated="2" table:style-name="ce4"/>
          <table:table-cell table:number-columns-repeated="16370"/>
        </table:table-row>
        <table:table-row table:style-name="ro2">
          <table:table-cell table:style-name="ce4"/>
          <table:table-cell office:value-type="string" table:style-name="ce7">
            <text:p>Inverted</text:p>
          </table:table-cell>
          <table:table-cell table:number-columns-repeated="3" table:style-name="ce4"/>
          <table:table-cell office:value-type="string" table:style-name="ce7">
            <text:p>R Matrix</text:p>
          </table:table-cell>
          <table:table-cell table:style-name="ce4"/>
          <table:table-cell office:value-type="string" table:style-name="ce7">
            <text:p>C Matrix</text:p>
          </table:table-cell>
          <table:table-cell table:style-name="ce4"/>
          <table:table-cell table:number-columns-repeated="2" table:style-name="ce12"/>
          <table:table-cell table:style-name="ce7"/>
          <table:table-cell table:number-columns-repeated="2" table:style-name="ce4"/>
          <table:table-cell table:number-columns-repeated="16370"/>
        </table:table-row>
        <table:table-row table:style-name="ro2">
          <table:table-cell table:style-name="ce4"/>
          <table:table-cell office:value-type="float" office:value="23.886238996331507" table:formula="msoxl:=MINVERSE(Beta)" table:number-matrix-columns-spanned="4" table:number-matrix-rows-spanned="4" table:style-name="ce8">
            <text:p>23.886239</text:p>
          </table:table-cell>
          <table:table-cell office:value-type="float" office:value="-8.423433814282637" table:style-name="ce9">
            <text:p>-8.423433814</text:p>
          </table:table-cell>
          <table:table-cell office:value-type="float" office:value="-9.9042318081362097" table:style-name="ce9">
            <text:p>-9.904231808</text:p>
          </table:table-cell>
          <table:table-cell office:value-type="float" office:value="6.3845461242530916" table:style-name="ce10">
            <text:p>6.384546124</text:p>
          </table:table-cell>
          <table:table-cell office:value-type="float" office:value="-6.2425038668434629E-2" table:formula="msoxl:=1-(N_1+N_2+N_3+N_4+N_5)+(G_1*N_1+G_2*N_2+G_3*N_3+G_4*N_4+G_5*N_5)" table:style-name="ce17">
            <text:p>-0.062425039</text:p>
          </table:table-cell>
          <table:table-cell table:style-name="ce4"/>
          <table:table-cell office:value-type="float" office:value="-5.1477787295283779" table:formula="msoxl:=MMULT(betainv,rr)" table:number-matrix-columns-spanned="1" table:number-matrix-rows-spanned="4" table:style-name="ce17">
            <text:p>-5.14777873</text:p>
          </table:table-cell>
          <table:table-cell office:value-type="string" table:style-name="ce18">
            <text:p>π1</text:p>
          </table:table-cell>
          <table:table-cell table:number-columns-repeated="2" table:style-name="ce12"/>
          <table:table-cell table:style-name="ce7"/>
          <table:table-cell table:number-columns-repeated="2" table:style-name="ce4"/>
          <table:table-cell table:number-columns-repeated="16370"/>
        </table:table-row>
        <table:table-row table:style-name="ro2">
          <table:table-cell table:style-name="ce4"/>
          <table:table-cell office:value-type="float" office:value="-8.4234338142826335" table:style-name="ce11">
            <text:p>-8.423433814</text:p>
          </table:table-cell>
          <table:table-cell office:value-type="float" office:value="4.8963069344505064" table:style-name="ce12">
            <text:p>4.896306934</text:p>
          </table:table-cell>
          <table:table-cell office:value-type="float" office:value="-4.0405694003140171" table:style-name="ce12">
            <text:p>-4.0405694</text:p>
          </table:table-cell>
          <table:table-cell office:value-type="float" office:value="3.3559793730048284" table:style-name="ce13">
            <text:p>3.355979373</text:p>
          </table:table-cell>
          <table:table-cell office:value-type="float" office:value="-0.23514064936433332" table:formula="msoxl:=3-(3*N_1+2*N_2+N_3+2*N_6+N_7+2*N_8)+(3*N_1*G_1+2*N_2*G_2+N_3*G_3+2*N_6*G_6+N_7*G_7+2*N_8*G_8)" table:style-name="ce19">
            <text:p>-0.235140649</text:p>
          </table:table-cell>
          <table:table-cell table:style-name="ce4"/>
          <table:table-cell office:value-type="float" office:value="-4.2427809549984232" table:style-name="ce19">
            <text:p>-4.242780955</text:p>
          </table:table-cell>
          <table:table-cell office:value-type="string" table:style-name="ce7">
            <text:p>π2</text:p>
          </table:table-cell>
          <table:table-cell table:number-columns-repeated="2" table:style-name="ce12"/>
          <table:table-cell table:style-name="ce7"/>
          <table:table-cell table:number-columns-repeated="2" table:style-name="ce4"/>
          <table:table-cell table:number-columns-repeated="16370"/>
        </table:table-row>
        <table:table-row table:style-name="ro2">
          <table:table-cell table:style-name="ce4"/>
          <table:table-cell office:value-type="float" office:value="-9.9042318081362062" table:style-name="ce11">
            <text:p>-9.904231808</text:p>
          </table:table-cell>
          <table:table-cell office:value-type="float" office:value="-4.0405694003140171" table:style-name="ce12">
            <text:p>-4.0405694</text:p>
          </table:table-cell>
          <table:table-cell office:value-type="float" office:value="49.617894588018196" table:style-name="ce12">
            <text:p>49.61789459</text:p>
          </table:table-cell>
          <table:table-cell office:value-type="float" office:value="4.8293361709093876" table:style-name="ce13">
            <text:p>4.829336171</text:p>
          </table:table-cell>
          <table:table-cell office:value-type="float" office:value="-0.5611833534885059" table:formula="msoxl:=0.2-(N_5+N_8)+(N_5*G_5+N_8*G_8)" table:style-name="ce19">
            <text:p>-0.561183353</text:p>
          </table:table-cell>
          <table:table-cell table:style-name="ce4"/>
          <table:table-cell office:value-type="float" office:value="-34.744723877723715" table:style-name="ce19">
            <text:p>-34.74472388</text:p>
          </table:table-cell>
          <table:table-cell office:value-type="string" table:style-name="ce7">
            <text:p>π3</text:p>
          </table:table-cell>
          <table:table-cell table:number-columns-repeated="2" table:style-name="ce12"/>
          <table:table-cell table:style-name="ce7"/>
          <table:table-cell table:number-columns-repeated="2" table:style-name="ce4"/>
          <table:table-cell table:number-columns-repeated="16370"/>
        </table:table-row>
        <table:table-row table:style-name="ro2">
          <table:table-cell table:style-name="ce4"/>
          <table:table-cell office:value-type="float" office:value="6.384546124253089" table:style-name="ce14">
            <text:p>6.384546124</text:p>
          </table:table-cell>
          <table:table-cell office:value-type="float" office:value="3.355979373004828" table:style-name="ce15">
            <text:p>3.355979373</text:p>
          </table:table-cell>
          <table:table-cell office:value-type="float" office:value="4.8293361709093894" table:style-name="ce15">
            <text:p>4.829336171</text:p>
          </table:table-cell>
          <table:table-cell office:value-type="float" office:value="-11.377588606040762" table:style-name="ce16">
            <text:p>-11.37758861</text:p>
          </table:table-cell>
          <table:table-cell office:value-type="float" office:value="-1.7535249703648972" table:formula="msoxl:=N-(N_1+N_2+N_3+N_4+N_5+N_6+N_7+N_8)+(N_1*G_1+N_2*G_2+N_3*G_3+N_4*G_4+N_5*G_5+N_6*G_6+N_7*G_7+N_8*G_8)" table:style-name="ce20">
            <text:p>-1.75352497</text:p>
          </table:table-cell>
          <table:table-cell table:style-name="ce4"/>
          <table:table-cell office:value-type="float" office:value="16.05305994800878" table:style-name="ce20">
            <text:p>16.05305995</text:p>
          </table:table-cell>
          <table:table-cell office:value-type="string" table:style-name="ce7">
            <text:p>Δln(N)</text:p>
          </table:table-cell>
          <table:table-cell table:number-columns-repeated="2" table:style-name="ce12"/>
          <table:table-cell table:style-name="ce7"/>
          <table:table-cell table:number-columns-repeated="2" table:style-name="ce4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2">
          <table:table-cell table:style-name="ce2"/>
          <table:table-cell office:value-type="string" table:style-name="ce21">
            <text:p>Δln(Nj)</text:p>
          </table:table-cell>
          <table:table-cell office:value-type="string" table:style-name="ce3">
            <text:p>ln(Nj),new</text:p>
          </table:table-cell>
          <table:table-cell office:value-type="string" table:style-name="ce3">
            <text:p>N</text:p>
          </table:table-cell>
          <table:table-cell table:style-name="ce4"/>
          <table:table-cell office:value-type="string" table:style-name="ce5">
            <text:p>a Matrix</text:p>
          </table:table-cell>
          <table:table-cell table:number-columns-repeated="8" table:style-name="ce4"/>
          <table:table-cell table:number-columns-repeated="16370"/>
        </table:table-row>
        <table:table-row table:style-name="ro2">
          <table:table-cell office:value-type="string" table:style-name="ce3">
            <text:p>NH3</text:p>
          </table:table-cell>
          <table:table-cell office:value-type="float" office:value="31.685741102468953" table:formula="msoxl:=H23+F27*H20+F28*H21+F29*H22-G_1" table:style-name="ce2">
            <text:p>31.6857411</text:p>
          </table:table-cell>
          <table:table-cell office:value-type="float" office:value="0.40665829734642561" table:formula="msoxl:=K2+B27*$B$37" table:style-name="ce2">
            <text:p>0.406658297</text:p>
          </table:table-cell>
          <table:table-cell office:value-type="float" office:value="1.5017908520576233" table:formula="msoxl:=EXP(C27)" table:style-name="ce2">
            <text:p>1.501790852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4"/>
          <table:table-cell table:number-columns-repeated="16370"/>
        </table:table-row>
        <table:table-row table:style-name="ro2">
          <table:table-cell office:value-type="string" table:style-name="ce3">
            <text:p>NH2</text:p>
          </table:table-cell>
          <table:table-cell office:value-type="float" office:value="23.704164625147463" table:formula="msoxl:=H23+G27*H20+G28*H21+G29*H22-G_2" table:style-name="ce2">
            <text:p>23.70416463</text:p>
          </table:table-cell>
          <table:table-cell office:value-type="float" office:value="-2.0035763899727739" table:formula="msoxl:=K3+B28*$B$37" table:style-name="ce2">
            <text:p>-2.00357639</text:p>
          </table:table-cell>
          <table:table-cell office:value-type="float" office:value="0.1348521359631919" table:formula="msoxl:=EXP(C28)" table:style-name="ce2">
            <text:p>0.134852136</text:p>
          </table:table-cell>
          <table:table-cell table:style-name="ce4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4"/>
          <table:table-cell table:number-columns-repeated="16370"/>
        </table:table-row>
        <table:table-row table:style-name="ro2">
          <table:table-cell office:value-type="string" table:style-name="ce3">
            <text:p>NH</text:p>
          </table:table-cell>
          <table:table-cell office:value-type="float" office:value="16.346494071106456" table:formula="msoxl:=H23+H27*H20+H28*H21+H29*H22-G_3" table:style-name="ce2">
            <text:p>16.34649407</text:p>
          </table:table-cell>
          <table:table-cell office:value-type="float" office:value="-3.7743590606112014" table:formula="msoxl:=K4+B29*$B$37" table:style-name="ce2">
            <text:p>-3.774359061</text:p>
          </table:table-cell>
          <table:table-cell office:value-type="float" office:value="2.2951796639108766E-2" table:formula="msoxl:=EXP(C29)" table:style-name="ce2">
            <text:p>0.022951797</text:p>
          </table:table-cell>
          <table:table-cell table:style-name="ce4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4"/>
          <table:table-cell table:number-columns-repeated="16370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.276170161280026" table:formula="msoxl:=H23+I27*H20+I28*H21+I29*H22-G_4" table:style-name="ce2">
            <text:p>11.27617016</text:p>
          </table:table-cell>
          <table:table-cell office:value-type="float" office:value="-3.2008004292782726" table:formula="msoxl:=K5+B30*$B$37" table:style-name="ce2">
            <text:p>-3.200800429</text:p>
          </table:table-cell>
          <table:table-cell office:value-type="float" office:value="4.0729589771279426E-2" table:formula="msoxl:=EXP(C30)" table:style-name="ce2">
            <text:p>0.04072959</text:p>
          </table:table-cell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string" table:style-name="ce3">
            <text:p>NO</text:p>
          </table:table-cell>
          <table:table-cell office:value-type="float" office:value="2.8965209490880355" table:formula="msoxl:=H23+J27*H20+J28*H21+J29*H22-G_5" table:style-name="ce2">
            <text:p>2.896520949</text:p>
          </table:table-cell>
          <table:table-cell office:value-type="float" office:value="-1.5505187192831842" table:formula="msoxl:=K6+B31*$B$37" table:style-name="ce2">
            <text:p>-1.550518719</text:p>
          </table:table-cell>
          <table:table-cell office:value-type="float" office:value="0.21213790525971446" table:formula="msoxl:=EXP(C31)" table:style-name="ce2">
            <text:p>0.212137905</text:p>
          </table:table-cell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string" table:style-name="ce3">
            <text:p>H2</text:p>
          </table:table-cell>
          <table:table-cell office:value-type="float" office:value="28.511202065654544" table:formula="msoxl:=H23+K27*H20+K28*H21+K29*H22-G_6" table:style-name="ce2">
            <text:p>28.51120207</text:p>
          </table:table-cell>
          <table:table-cell office:value-type="float" office:value="-0.24187791384292634" table:formula="msoxl:=K7+B32*$B$37" table:style-name="ce2">
            <text:p>-0.241877914</text:p>
          </table:table-cell>
          <table:table-cell office:value-type="float" office:value="0.78515202789451466" table:formula="msoxl:=EXP(C32)" table:style-name="ce2">
            <text:p>0.785152028</text:p>
          </table:table-cell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string" table:style-name="ce3">
            <text:p>H</text:p>
          </table:table-cell>
          <table:table-cell office:value-type="float" office:value="19.322227501695142" table:formula="msoxl:=H23+L27*H20+L28*H21+L29*H22-G_7" table:style-name="ce2">
            <text:p>19.3222275</text:p>
          </table:table-cell>
          <table:table-cell office:value-type="float" office:value="-3.8895958700780175" table:formula="msoxl:=K8+B33*$B$37" table:style-name="ce2">
            <text:p>-3.88959587</text:p>
          </table:table-cell>
          <table:table-cell office:value-type="float" office:value="2.0453610283838922E-2" table:formula="msoxl:=EXP(C33)" table:style-name="ce2">
            <text:p>0.02045361</text:p>
          </table:table-cell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string" table:style-name="ce3">
            <text:p>H2O</text:p>
          </table:table-cell>
          <table:table-cell office:value-type="float" office:value="13.285297232730152" table:formula="msoxl:=H23+M27*H20+M28*H21+M29*H22-G_8" table:style-name="ce2">
            <text:p>13.28529723</text:p>
          </table:table-cell>
          <table:table-cell office:value-type="float" office:value="-5.6084424943442714" table:formula="msoxl:=K9+B34*$B$37" table:style-name="ce2">
            <text:p>-5.608442494</text:p>
          </table:table-cell>
          <table:table-cell office:value-type="float" office:value="3.6667759368226955E-3" table:formula="msoxl:=EXP(C34)" table:style-name="ce2">
            <text:p>0.003666776</text:p>
          </table:table-cell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string" table:style-name="ce3">
            <text:p>Total</text:p>
          </table:table-cell>
          <table:table-cell office:value-type="float" office:value="16.05305994800878" table:formula="msoxl:=H23" table:style-name="ce2">
            <text:p>16.05305995</text:p>
          </table:table-cell>
          <table:table-cell office:value-type="float" office:value="0.73727410608366428" table:formula="msoxl:=K10+B35*$B$37" table:style-name="ce2">
            <text:p>0.737274106</text:p>
          </table:table-cell>
          <table:table-cell office:value-type="float" office:value="2.0902299964777007" table:formula="msoxl:=EXP(C35)" table:style-name="ce2">
            <text:p>2.090229996</text:p>
          </table:table-cell>
          <table:table-cell table:number-columns-repeated="10" table:style-name="ce4"/>
          <table:table-cell table:number-columns-repeated="16370"/>
        </table:table-row>
        <table:table-row table:style-name="ro2">
          <table:table-cell office:value-type="string" table:style-name="ce5">
            <text:p>e1</text:p>
          </table:table-cell>
          <table:table-cell office:value-type="float" office:value="2.4917367859802701E-2" table:formula="msoxl:=2/MAX(ABS(B27),ABS(B28),ABS(B29),ABS(B30),ABS(B31),ABS(B32),ABS(B33),ABS(B34),5*ABS(H23))" table:style-name="ce2">
            <text:p>0.024917368</text:p>
          </table:table-cell>
          <table:table-cell table:number-columns-repeated="12" table:style-name="ce4"/>
          <table:table-cell table:number-columns-repeated="16370"/>
        </table:table-row>
        <table:table-row table:style-name="ro2">
          <table:table-cell office:value-type="string" table:style-name="ce5">
            <text:p>e</text:p>
          </table:table-cell>
          <table:table-cell office:value-type="float" office:value="2.4917367859802701E-2" table:formula="msoxl:=MIN(1,B36)" table:style-name="ce2">
            <text:p>0.024917368</text:p>
          </table:table-cell>
          <table:table-cell table:number-columns-repeated="12" table:style-name="ce4"/>
          <table:table-cell table:number-columns-repeated="16370"/>
        </table:table-row>
        <table:table-row table:number-rows-repeated="1048539" table:style-name="ro2">
          <table:table-cell table:number-columns-repeated="16384"/>
        </table:table-row>
      </table:table>
      <table:named-expressions>
        <table:named-range table:name="Beta" table:cell-range-address="Sheet2.$B$14:Sheet2.$E$17" table:base-cell-address="Sheet2.$A$1"/>
        <table:named-range table:name="betainv" table:cell-range-address="Sheet2.$B$20:Sheet2.$E$23" table:base-cell-address="Sheet2.$A$1"/>
        <table:named-range table:name="G_1" table:cell-range-address="Sheet2.$F$2" table:base-cell-address="Sheet2.$A$1"/>
        <table:named-range table:name="G_2" table:cell-range-address="Sheet2.$F$3" table:base-cell-address="Sheet2.$A$1"/>
        <table:named-range table:name="G_3" table:cell-range-address="Sheet2.$F$4" table:base-cell-address="Sheet2.$A$1"/>
        <table:named-range table:name="G_4" table:cell-range-address="Sheet2.$F$5" table:base-cell-address="Sheet2.$A$1"/>
        <table:named-range table:name="G_5" table:cell-range-address="Sheet2.$F$6" table:base-cell-address="Sheet2.$A$1"/>
        <table:named-range table:name="G_6" table:cell-range-address="Sheet2.$F$7" table:base-cell-address="Sheet2.$A$1"/>
        <table:named-range table:name="G_7" table:cell-range-address="Sheet2.$F$8" table:base-cell-address="Sheet2.$A$1"/>
        <table:named-range table:name="G_8" table:cell-range-address="Sheet2.$F$9" table:base-cell-address="Sheet2.$A$1"/>
        <table:named-range table:name="N" table:cell-range-address="Sheet2.$J$10" table:base-cell-address="Sheet2.$A$1"/>
        <table:named-range table:name="N_1" table:cell-range-address="Sheet2.$J$2" table:base-cell-address="Sheet2.$A$1"/>
        <table:named-range table:name="N_2" table:cell-range-address="Sheet2.$J$3" table:base-cell-address="Sheet2.$A$1"/>
        <table:named-range table:name="N_3" table:cell-range-address="Sheet2.$J$4" table:base-cell-address="Sheet2.$A$1"/>
        <table:named-range table:name="N_4" table:cell-range-address="Sheet2.$J$5" table:base-cell-address="Sheet2.$A$1"/>
        <table:named-range table:name="N_5" table:cell-range-address="Sheet2.$J$6" table:base-cell-address="Sheet2.$A$1"/>
        <table:named-range table:name="N_6" table:cell-range-address="Sheet2.$J$7" table:base-cell-address="Sheet2.$A$1"/>
        <table:named-range table:name="N_7" table:cell-range-address="Sheet2.$J$8" table:base-cell-address="Sheet2.$A$1"/>
        <table:named-range table:name="N_8" table:cell-range-address="Sheet2.$J$9" table:base-cell-address="Sheet2.$A$1"/>
        <table:named-range table:name="rr" table:cell-range-address="Sheet2.$F$20:Sheet2.$F$23" table:base-cell-address="Sheet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.2in" fo:margin-right="0.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5in" fo:margin-left="0.2in" fo:margin-right="0.2in" fo:margin-bottom="0in"/>
      </style:header-style>
      <style:footer-style>
        <style:header-footer-properties fo:min-height="0.25in" fo:margin-left="0.2in" fo:margin-right="0.2in" fo:margin-top="0in"/>
      </style:footer-style>
    </style:page-layout>
    <style:page-layout style:name="pm2">
      <style:page-layout-properties fo:margin-top="0in" fo:margin-bottom="0in" fo:margin-left="0.2in" fo:margin-right="0.2in" style:print-orientation="landscape" style:print-page-order="ttb" style:first-page-number="continue" style:scale-to="68%" style:table-centering="none" style:print="objects charts drawings"/>
      <style:header-style>
        <style:header-footer-properties fo:min-height="0.25in" fo:margin-left="0.2in" fo:margin-right="0.2in" fo:margin-bottom="0in"/>
      </style:header-style>
      <style:footer-style>
        <style:header-footer-properties fo:min-height="0.25in" fo:margin-left="0.2in" fo:margin-right="0.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namol Pundle</meta:initial-creator>
    <dc:creator>Anamol Pundle</dc:creator>
    <meta:creation-date>2013-04-13T04:16:55Z</meta:creation-date>
    <dc:date>2013-08-16T22:38:25Z</dc:date>
    <meta:print-date>2013-04-16T02:36:37Z</meta:print-date>
  </office:meta>
</office:document-meta>
</file>